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2.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&lt;Angle&gt;</text:p>
          </table:table-cell>
          <table:table-cell office:value-type="float" office:value="-180">
            <text:p>-18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967391">
            <text:p>0,00696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17805789">
            <text:p>0,21780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9">
            <text:p>-17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8964348">
            <text:p>0,00896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61366947">
            <text:p>0,26136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8">
            <text:p>-17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2827826">
            <text:p>0,01282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04928105">
            <text:p>0,304928</text:p>
          </table:table-cell>
          <table:table-cell office:value-type="string">
            <text:p>&lt;/Cl&gt;</text:p>
          </table:table-cell>
          <table:table-cell>
            <draw:frame table:end-cell-address="Feuille1.Q24" table:end-x="1.962cm" table:end-y="0.022cm" draw:z-index="0" draw:style-name="gr1" draw:text-style-name="P1" svg:width="16.001cm" svg:height="8.99cm" svg:x="1.768cm" svg:y="0.065cm">
              <draw:object draw:notify-on-update-of-ranges="Feuille1.B2:Feuille1.B407 Feuille1.E2:Feuille1.E407 Feuille1.B2:Feuille1.B407 Feuille1.H2:Feuille1.H4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&lt;Angle&gt;</text:p>
          </table:table-cell>
          <table:table-cell office:value-type="float" office:value="-177">
            <text:p>-17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8557826">
            <text:p>0,01855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4165614">
            <text:p>0,34165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6">
            <text:p>-17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6154783">
            <text:p>0,0261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4165614">
            <text:p>0,34165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5">
            <text:p>-17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5617826">
            <text:p>0,0356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4165614">
            <text:p>0,34165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4">
            <text:p>-17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6947391">
            <text:p>0,04694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34714541">
            <text:p>0,33471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3">
            <text:p>-17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60143478">
            <text:p>0,06014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27772943">
            <text:p>0,32777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2">
            <text:p>-17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75206087">
            <text:p>0,07520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20831771">
            <text:p>0,32083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1">
            <text:p>-17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92135217">
            <text:p>0,09213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13890173">
            <text:p>0,31389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0">
            <text:p>-17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1093087">
            <text:p>0,11093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06948574">
            <text:p>0,30694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9">
            <text:p>-16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22271739">
            <text:p>0,12227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21489459">
            <text:p>0,32148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8">
            <text:p>-16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33961304">
            <text:p>0,13396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3531671">
            <text:p>0,33531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7">
            <text:p>-16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45974348">
            <text:p>0,14597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48436733">
            <text:p>0,34843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6">
            <text:p>-16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58286957">
            <text:p>0,15828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60855507">
            <text:p>0,36085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5">
            <text:p>-16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70876522">
            <text:p>0,1708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72579437">
            <text:p>0,37257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4">
            <text:p>-16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83719565">
            <text:p>0,1837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83615358">
            <text:p>0,38361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3">
            <text:p>-16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96794348">
            <text:p>0,19679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93969674">
            <text:p>0,39397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2">
            <text:p>-16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1008">
            <text:p>0,2100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03650074">
            <text:p>0,40365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1">
            <text:p>-16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23554783">
            <text:p>0,2235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12662963">
            <text:p>0,4126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0">
            <text:p>-16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3719913">
            <text:p>0,23719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21016455">
            <text:p>0,42101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9">
            <text:p>-15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50993043">
            <text:p>0,2509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28717385">
            <text:p>0,42871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8">
            <text:p>-15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64917391">
            <text:p>0,26491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35773438">
            <text:p>0,43577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7">
            <text:p>-15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78953913">
            <text:p>0,27895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4219273">
            <text:p>0,44219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6">
            <text:p>-15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93083913">
            <text:p>0,29308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47982947">
            <text:p>0,44798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5">
            <text:p>-15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0729">
            <text:p>0,30729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53152632">
            <text:p>0,4531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4">
            <text:p>-15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21555217">
            <text:p>0,3215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57709043">
            <text:p>0,45770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3">
            <text:p>-15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35862609">
            <text:p>0,3358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1661578">
            <text:p>0,46166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2">
            <text:p>-15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50195652">
            <text:p>0,3501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5017922">
            <text:p>0,46501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1">
            <text:p>-15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64539565">
            <text:p>0,36454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7787045">
            <text:p>0,46778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0">
            <text:p>-15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78878261">
            <text:p>0,37887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9977061">
            <text:p>0,46997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9">
            <text:p>-14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93196957">
            <text:p>0,39319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71597366">
            <text:p>0,47159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8">
            <text:p>-14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0748087">
            <text:p>0,40748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72656073">
            <text:p>0,47265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7">
            <text:p>-14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21716957">
            <text:p>0,42171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73163005">
            <text:p>0,4731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6">
            <text:p>-14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35890435">
            <text:p>0,43589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73126704">
            <text:p>0,47312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5">
            <text:p>-14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49988261">
            <text:p>0,44998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72556565">
            <text:p>0,47255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4">
            <text:p>-14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63997826">
            <text:p>0,46399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71461557">
            <text:p>0,47146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3">
            <text:p>-14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77906522">
            <text:p>0,4779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9851503">
            <text:p>0,46985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2">
            <text:p>-14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91701739">
            <text:p>0,49170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7734943">
            <text:p>0,46773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1">
            <text:p>-14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05372174">
            <text:p>0,50537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5122128">
            <text:p>0,46512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0">
            <text:p>-14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18906087">
            <text:p>0,51890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2022025">
            <text:p>0,46202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9">
            <text:p>-13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32292609">
            <text:p>0,5322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58444458">
            <text:p>0,45844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8">
            <text:p>-13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45520435">
            <text:p>0,5455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5439925">
            <text:p>0,4543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7">
            <text:p>-13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5857913">
            <text:p>0,55857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49896222">
            <text:p>0,44989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6">
            <text:p>-13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71458696">
            <text:p>0,57145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4494477">
            <text:p>0,44494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5">
            <text:p>-13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84149565">
            <text:p>0,58415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39555144">
            <text:p>0,43955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4">
            <text:p>-13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96641304">
            <text:p>0,59664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33737167">
            <text:p>0,43373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3">
            <text:p>-13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08925652">
            <text:p>0,60892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27501089">
            <text:p>0,42750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2">
            <text:p>-13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20993043">
            <text:p>0,6209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20856731">
            <text:p>0,42085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1">
            <text:p>-13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32834783">
            <text:p>0,63283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13813917">
            <text:p>0,41381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0">
            <text:p>-13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44443043">
            <text:p>0,64444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06382896">
            <text:p>0,40638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9">
            <text:p>-12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55808696">
            <text:p>0,65580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98574345">
            <text:p>0,39857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8">
            <text:p>-12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66924783">
            <text:p>0,66692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90398513">
            <text:p>0,3903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7">
            <text:p>-12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77783043">
            <text:p>0,6777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81865224">
            <text:p>0,38186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6">
            <text:p>-12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88376957">
            <text:p>0,6883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72985154">
            <text:p>0,37298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5">
            <text:p>-12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98698696">
            <text:p>0,69869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63768552">
            <text:p>0,36376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4">
            <text:p>-12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08741739">
            <text:p>0,70874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54225669">
            <text:p>0,35422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3">
            <text:p>-12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18499565">
            <text:p>0,7185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44367609">
            <text:p>0,34436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2">
            <text:p>-12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27965652">
            <text:p>0,72796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34204192">
            <text:p>0,3342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1">
            <text:p>-12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37134348">
            <text:p>0,73713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23746525">
            <text:p>0,32374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0">
            <text:p>-12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45999565">
            <text:p>0,7460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13004856">
            <text:p>0,31300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9">
            <text:p>-11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54555652">
            <text:p>0,75455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01990289">
            <text:p>0,30199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8">
            <text:p>-11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62796957">
            <text:p>0,76279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90713074">
            <text:p>0,2907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7">
            <text:p>-11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071913">
            <text:p>0,77071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79183888">
            <text:p>0,27918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6">
            <text:p>-11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8316957">
            <text:p>0,77831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67413407">
            <text:p>0,2674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5">
            <text:p>-11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85585652">
            <text:p>0,78558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55413162">
            <text:p>0,2554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4">
            <text:p>-11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252087">
            <text:p>0,79252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43192976">
            <text:p>0,24319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3">
            <text:p>-11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9117826">
            <text:p>0,7991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30763952">
            <text:p>0,23076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2">
            <text:p>-11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5373478">
            <text:p>0,80537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18137623">
            <text:p>0,2181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1">
            <text:p>-11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1283478">
            <text:p>0,8112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05324236">
            <text:p>0,20532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0">
            <text:p>-11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6844348">
            <text:p>0,81684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9233447">
            <text:p>0,19233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9">
            <text:p>-10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2052609">
            <text:p>0,82205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79179854">
            <text:p>0,17918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8">
            <text:p>-10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6905652">
            <text:p>0,82690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65871066">
            <text:p>0,16587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7">
            <text:p>-10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14">
            <text:p>0,8314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5241921">
            <text:p>0,15241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6">
            <text:p>-10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5532609">
            <text:p>0,83553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38835389">
            <text:p>0,13883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5">
            <text:p>-10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9302174">
            <text:p>0,83930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2513028">
            <text:p>0,12513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4">
            <text:p>-10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42705217">
            <text:p>0,8427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11314987">
            <text:p>0,11131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3">
            <text:p>-10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4574">
            <text:p>0,84574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97401041">
            <text:p>0,09740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2">
            <text:p>-10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48405217">
            <text:p>0,8484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83399118">
            <text:p>0,0833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1">
            <text:p>-10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0698261">
            <text:p>0,85069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69320323">
            <text:p>0,06932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0">
            <text:p>-10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2618261">
            <text:p>0,8526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55175758">
            <text:p>0,05517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9">
            <text:p>-9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4163913">
            <text:p>0,85416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40976956">
            <text:p>0,04097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8">
            <text:p>-9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5333913">
            <text:p>0,85533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26734593">
            <text:p>0,02673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7">
            <text:p>-9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6127826">
            <text:p>0,85612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12460199">
            <text:p>0,01246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6">
            <text:p>-9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6544348">
            <text:p>0,85654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0183555">
            <text:p>-0,00183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5">
            <text:p>-9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6583478">
            <text:p>0,8565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1614069">
            <text:p>-0,01614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4">
            <text:p>-9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6245217">
            <text:p>0,8562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3044498">
            <text:p>-0,03044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3">
            <text:p>-9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552913">
            <text:p>0,85552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4473645">
            <text:p>-0,04473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2">
            <text:p>-9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4435652">
            <text:p>0,85443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5900402">
            <text:p>-0,0590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1">
            <text:p>-9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2965217">
            <text:p>0,85296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7323698">
            <text:p>-0,07323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0">
            <text:p>-9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51118261">
            <text:p>0,8511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874234">
            <text:p>-0,08742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9">
            <text:p>-8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48895652">
            <text:p>0,8488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0155259">
            <text:p>-0,1015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8">
            <text:p>-8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46298261">
            <text:p>0,84629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1561345">
            <text:p>-0,1156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7">
            <text:p>-8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43327826">
            <text:p>0,84332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2959402">
            <text:p>-0,12959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6">
            <text:p>-8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9985217">
            <text:p>0,83998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4348319">
            <text:p>-0,14348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5">
            <text:p>-8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6272609">
            <text:p>0,83627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5727073">
            <text:p>-0,15727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4">
            <text:p>-8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2191739">
            <text:p>0,83219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7094423">
            <text:p>-0,17094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3">
            <text:p>-8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7744783">
            <text:p>0,8277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8449303">
            <text:p>-0,18449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2">
            <text:p>-8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2934348">
            <text:p>0,82293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979056">
            <text:p>-0,19790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1">
            <text:p>-8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7762174">
            <text:p>0,8177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1117125">
            <text:p>-0,21117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0">
            <text:p>-8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2232174">
            <text:p>0,8122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2427846">
            <text:p>-0,22427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9">
            <text:p>-7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6346522">
            <text:p>0,80634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372157">
            <text:p>-0,23721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8">
            <text:p>-7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0108696">
            <text:p>0,80010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4997271">
            <text:p>-0,24997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7">
            <text:p>-7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3522609">
            <text:p>0,79352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6253712">
            <text:p>-0,26253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6">
            <text:p>-7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86591739">
            <text:p>0,78659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7489867">
            <text:p>-0,2748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5">
            <text:p>-7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932">
            <text:p>0,7793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8704625">
            <text:p>-0,28704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4">
            <text:p>-7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1711739">
            <text:p>0,77171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9896791">
            <text:p>-0,29896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3">
            <text:p>-7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63771739">
            <text:p>0,76377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1065341">
            <text:p>-0,3106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2">
            <text:p>-7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55504348">
            <text:p>0,75550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220912">
            <text:p>-0,32209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1">
            <text:p>-7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46914348">
            <text:p>0,74691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3327062">
            <text:p>-0,33327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0">
            <text:p>-7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38007391">
            <text:p>0,7380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4418012">
            <text:p>-0,34418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9">
            <text:p>-6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2878913">
            <text:p>0,72878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5480862">
            <text:p>-0,35480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8">
            <text:p>-6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19264783">
            <text:p>0,71926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6514585">
            <text:p>-0,36514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7">
            <text:p>-6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09441304">
            <text:p>0,70944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7518072">
            <text:p>-0,37518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6">
            <text:p>-6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99323913">
            <text:p>0,69932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8490169">
            <text:p>-0,38490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5">
            <text:p>-6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8892">
            <text:p>0,6889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9429852">
            <text:p>-0,3942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4">
            <text:p>-6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78236522">
            <text:p>0,67823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0336009">
            <text:p>-0,40336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3">
            <text:p>-6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6728">
            <text:p>0,6672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1207531">
            <text:p>-0,41207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2">
            <text:p>-6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56058696">
            <text:p>0,65605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2043436">
            <text:p>-0,42043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1">
            <text:p>-6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44579565">
            <text:p>0,6445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284257">
            <text:p>-0,42842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0">
            <text:p>-6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32851304">
            <text:p>0,63285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3603865">
            <text:p>-0,43603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9">
            <text:p>-5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20881739">
            <text:p>0,62088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4326339">
            <text:p>-0,4432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8">
            <text:p>-5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0868">
            <text:p>0,6086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500884">
            <text:p>-0,45008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7">
            <text:p>-5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96255217">
            <text:p>0,5962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5650385">
            <text:p>-0,4565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6">
            <text:p>-5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83616087">
            <text:p>0,58361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6249906">
            <text:p>-0,4624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5">
            <text:p>-5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70773043">
            <text:p>0,57077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6806379">
            <text:p>-0,46806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4">
            <text:p>-5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57735217">
            <text:p>0,55773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7318735">
            <text:p>-0,47318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3">
            <text:p>-5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44513913">
            <text:p>0,54451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7786035">
            <text:p>-0,47786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2">
            <text:p>-5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3111913">
            <text:p>0,53111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8207169">
            <text:p>-0,48207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1">
            <text:p>-5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17561739">
            <text:p>0,5175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8581154">
            <text:p>-0,48581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0">
            <text:p>-5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03853913">
            <text:p>0,50385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8907009">
            <text:p>-0,48907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9">
            <text:p>-4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90006522">
            <text:p>0,4900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18375">
            <text:p>-0,4918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8">
            <text:p>-4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76032609">
            <text:p>0,47603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410396">
            <text:p>-0,4941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7">
            <text:p>-4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61943913">
            <text:p>0,46194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585922">
            <text:p>-0,49585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6">
            <text:p>-4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47753478">
            <text:p>0,44775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709388">
            <text:p>-0,49709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5">
            <text:p>-4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33474783">
            <text:p>0,43347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779855">
            <text:p>-0,4977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4">
            <text:p>-4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19121739">
            <text:p>0,41912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79634">
            <text:p>-0,4979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3">
            <text:p>-4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04707826">
            <text:p>0,40470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757946">
            <text:p>-0,49757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2">
            <text:p>-4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90248261">
            <text:p>0,39024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663777">
            <text:p>-0,4966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1">
            <text:p>-4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75757391">
            <text:p>0,37575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512851">
            <text:p>-0,49512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0">
            <text:p>-4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6125087">
            <text:p>0,36125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304269">
            <text:p>-0,49304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9">
            <text:p>-3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46744783">
            <text:p>0,3467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037222">
            <text:p>-0,49037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8">
            <text:p>-3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32254783">
            <text:p>0,3322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871077">
            <text:p>-0,48710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7">
            <text:p>-3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17797826">
            <text:p>0,31779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8324101">
            <text:p>-0,48324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6">
            <text:p>-3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03391739">
            <text:p>0,30339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7876318">
            <text:p>-0,4787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5">
            <text:p>-3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89053478">
            <text:p>0,28905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7366609">
            <text:p>-0,47366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4">
            <text:p>-3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74801739">
            <text:p>0,27480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6794164">
            <text:p>-0,46794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3">
            <text:p>-3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60654783">
            <text:p>0,2606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6158172">
            <text:p>-0,46158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2">
            <text:p>-3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46632174">
            <text:p>0,2466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5457905">
            <text:p>-0,45457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1">
            <text:p>-3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32753913">
            <text:p>0,23275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4692552">
            <text:p>-0,44692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0">
            <text:p>-3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19039565">
            <text:p>0,21904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3861345">
            <text:p>-0,4386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9">
            <text:p>-2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05510435">
            <text:p>0,20551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2963601">
            <text:p>-0,42963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8">
            <text:p>-2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92187391">
            <text:p>0,19218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1998636">
            <text:p>-0,41998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7">
            <text:p>-2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79093478">
            <text:p>0,1790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0965682">
            <text:p>-0,40965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6">
            <text:p>-2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6625">
            <text:p>0,16625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9864139">
            <text:p>-0,39864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5">
            <text:p>-2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53681304">
            <text:p>0,15368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8693369">
            <text:p>-0,38693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4">
            <text:p>-2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41410435">
            <text:p>0,14141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745273">
            <text:p>-0,37452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3">
            <text:p>-2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29462174">
            <text:p>0,1294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6141582">
            <text:p>-0,36141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2">
            <text:p>-2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17861304">
            <text:p>0,11786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4759455">
            <text:p>-0,34759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1">
            <text:p>-2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06633913">
            <text:p>0,10663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3305794">
            <text:p>-0,33305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0">
            <text:p>-2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95806087">
            <text:p>0,09580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178">
            <text:p>-0,3178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9">
            <text:p>-1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90605652">
            <text:p>0,09060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925">
            <text:p>-0,292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8">
            <text:p>-1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85405217">
            <text:p>0,0854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759">
            <text:p>-0,275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7">
            <text:p>-1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80432174">
            <text:p>0,0804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658">
            <text:p>-0,2658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6">
            <text:p>-1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7545913">
            <text:p>0,07545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74">
            <text:p>-0,274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5">
            <text:p>-1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70727609">
            <text:p>0,07072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73">
            <text:p>-0,273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.5">
            <text:p>-14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65996087">
            <text:p>0,0659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53">
            <text:p>-0,253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4">
            <text:p>-1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6152087">
            <text:p>0,06152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355">
            <text:p>-0,235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.5">
            <text:p>-13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57045652">
            <text:p>0,05704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29">
            <text:p>-0,229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3">
            <text:p>-1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52841957">
            <text:p>0,05284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301">
            <text:p>-0,2301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.5">
            <text:p>-12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8638261">
            <text:p>0,04863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386">
            <text:p>-0,2386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2">
            <text:p>-1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4721304">
            <text:p>0,04472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67">
            <text:p>-0,267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.5">
            <text:p>-11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0804348">
            <text:p>0,04080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193">
            <text:p>-0,319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1">
            <text:p>-1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719">
            <text:p>0,03719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529">
            <text:p>-0,352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.5">
            <text:p>-10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3575652">
            <text:p>0,03357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136">
            <text:p>-0,3136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0">
            <text:p>-1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0280435">
            <text:p>0,0302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056">
            <text:p>-0,3056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.5">
            <text:p>-9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6985217">
            <text:p>0,02698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187">
            <text:p>-0,318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9">
            <text:p>-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4025435">
            <text:p>0,02402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439">
            <text:p>-0,443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.5">
            <text:p>-8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1065652">
            <text:p>0,02106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655">
            <text:p>-0,465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8">
            <text:p>-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8458696">
            <text:p>0,01845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285">
            <text:p>-0,528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.5">
            <text:p>-7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5851739">
            <text:p>0,01585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972">
            <text:p>-0,597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7">
            <text:p>-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3615217">
            <text:p>0,01361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024">
            <text:p>-0,602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.5">
            <text:p>-6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1378696">
            <text:p>0,01137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905">
            <text:p>-0,590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6">
            <text:p>-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9530652">
            <text:p>0,00953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887">
            <text:p>-0,588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.5">
            <text:p>-5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7682609">
            <text:p>0,0076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7343333">
            <text:p>-0,57343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5">
            <text:p>-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241522">
            <text:p>0,00624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5816667">
            <text:p>-0,55816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.5">
            <text:p>-4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4800435">
            <text:p>0,0048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429">
            <text:p>-0,542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4">
            <text:p>-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3785217">
            <text:p>0,00378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444">
            <text:p>-0,544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.5">
            <text:p>-3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277">
            <text:p>0,00277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62">
            <text:p>-0,496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3">
            <text:p>-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2200217">
            <text:p>0,0022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0746667">
            <text:p>-0,20746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.5">
            <text:p>-2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1630435">
            <text:p>0,00163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81266667">
            <text:p>0,08126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2">
            <text:p>-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2231522">
            <text:p>0,0022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7">
            <text:p>0,370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.5">
            <text:p>-1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2832609">
            <text:p>0,00283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86">
            <text:p>0,486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1">
            <text:p>-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3918913">
            <text:p>0,00391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5464">
            <text:p>0,546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-0.5">
            <text:p>-0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5005217">
            <text:p>0,0050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182">
            <text:p>0,618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0">
            <text:p>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55413">
            <text:p>0,00655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637">
            <text:p>0,663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0.5">
            <text:p>0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8103043">
            <text:p>0,00810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337">
            <text:p>0,733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">
            <text:p>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0092391">
            <text:p>0,01009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802">
            <text:p>0,780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.5">
            <text:p>1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2081739">
            <text:p>0,01208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233">
            <text:p>0,823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">
            <text:p>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4490652">
            <text:p>0,01449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85">
            <text:p>0,885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.5">
            <text:p>2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6899565">
            <text:p>0,0169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428">
            <text:p>0,9428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">
            <text:p>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9707174">
            <text:p>0,0197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814">
            <text:p>0,981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.5">
            <text:p>3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2514783">
            <text:p>0,02251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189">
            <text:p>1,018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">
            <text:p>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570087">
            <text:p>0,02570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565">
            <text:p>1,056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.5">
            <text:p>4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8886957">
            <text:p>0,02888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945">
            <text:p>1,094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">
            <text:p>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2431957">
            <text:p>0,0324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1247">
            <text:p>1,124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.5">
            <text:p>5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5976957">
            <text:p>0,0359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1295">
            <text:p>1,129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">
            <text:p>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9861522">
            <text:p>0,0398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1264">
            <text:p>1,126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.5">
            <text:p>6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3746087">
            <text:p>0,04374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1137">
            <text:p>1,113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">
            <text:p>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7952174">
            <text:p>0,04795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865">
            <text:p>1,086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.5">
            <text:p>7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52158261">
            <text:p>0,05215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393">
            <text:p>1,039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">
            <text:p>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56667174">
            <text:p>0,05666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513">
            <text:p>0,951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.5">
            <text:p>8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61176087">
            <text:p>0,06117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086">
            <text:p>0,8086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">
            <text:p>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6597087">
            <text:p>0,06597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659">
            <text:p>0,665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.5">
            <text:p>9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70765652">
            <text:p>0,07076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842">
            <text:p>0,684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">
            <text:p>1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75828913">
            <text:p>0,07582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104">
            <text:p>0,610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.5">
            <text:p>10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80892174">
            <text:p>0,08089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184">
            <text:p>0,618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">
            <text:p>1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86207174">
            <text:p>0,0862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445">
            <text:p>0,644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.5">
            <text:p>11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91522174">
            <text:p>0,09152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758">
            <text:p>0,6758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">
            <text:p>1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97072826">
            <text:p>0,09707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16">
            <text:p>0,716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.5">
            <text:p>12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02623478">
            <text:p>0,10262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317">
            <text:p>0,731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">
            <text:p>1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0839413">
            <text:p>0,10839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273">
            <text:p>0,727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.5">
            <text:p>13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14164783">
            <text:p>0,11416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832">
            <text:p>0,683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">
            <text:p>1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2014">
            <text:p>0,12014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003">
            <text:p>0,700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.5">
            <text:p>14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26115217">
            <text:p>0,12611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247">
            <text:p>0,724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">
            <text:p>1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3228">
            <text:p>0,1322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561">
            <text:p>0,7561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.5">
            <text:p>15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38444783">
            <text:p>0,1384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951">
            <text:p>0,7951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">
            <text:p>1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44785">
            <text:p>0,14478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019">
            <text:p>0,801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.5">
            <text:p>16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51125217">
            <text:p>0,15112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094">
            <text:p>0,809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">
            <text:p>1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57626522">
            <text:p>0,15762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094">
            <text:p>0,809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.5">
            <text:p>17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64127826">
            <text:p>0,16412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925">
            <text:p>0,792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8">
            <text:p>1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70776739">
            <text:p>0,1707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979">
            <text:p>0,797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8.5">
            <text:p>18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77425652">
            <text:p>0,17742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122">
            <text:p>0,812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9">
            <text:p>1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84208478">
            <text:p>0,18420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29">
            <text:p>0,829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9.5">
            <text:p>19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90991304">
            <text:p>0,19099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491">
            <text:p>0,8491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0">
            <text:p>2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97895435">
            <text:p>0,19789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742">
            <text:p>0,874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0.5">
            <text:p>20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04799565">
            <text:p>0,2048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122">
            <text:p>0,912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1">
            <text:p>2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11812174">
            <text:p>0,21181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148">
            <text:p>0,9148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1.5">
            <text:p>21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18824783">
            <text:p>0,21882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16">
            <text:p>0,916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2">
            <text:p>2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25933696">
            <text:p>0,22593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147">
            <text:p>0,9147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2.5">
            <text:p>22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33042609">
            <text:p>0,23304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1">
            <text:p>0,910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3">
            <text:p>2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40236087">
            <text:p>0,24023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18">
            <text:p>0,918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3.5">
            <text:p>23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47429565">
            <text:p>0,24743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309">
            <text:p>0,9309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4">
            <text:p>2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54695652">
            <text:p>0,2546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464">
            <text:p>0,946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4.5">
            <text:p>24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61961739">
            <text:p>0,2619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67">
            <text:p>0,967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5">
            <text:p>2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69289565">
            <text:p>0,26929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945">
            <text:p>0,9945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5.5">
            <text:p>25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76617391">
            <text:p>0,27661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968">
            <text:p>0,9968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6">
            <text:p>2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83996087">
            <text:p>0,2839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952">
            <text:p>0,995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6.5">
            <text:p>26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91374783">
            <text:p>0,29137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883">
            <text:p>0,9883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7">
            <text:p>2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98793261">
            <text:p>0,2987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954">
            <text:p>0,9954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7.5">
            <text:p>27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06211739">
            <text:p>0,30621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196">
            <text:p>1,0196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8">
            <text:p>2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21108696">
            <text:p>0,32110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28536542">
            <text:p>1,02853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8.5">
            <text:p>28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36044783">
            <text:p>0,3360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36040636">
            <text:p>1,03604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9">
            <text:p>2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51001304">
            <text:p>0,35100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42135507">
            <text:p>1,04213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29.5">
            <text:p>29,5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65958696">
            <text:p>0,36595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46842519">
            <text:p>1,04684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0">
            <text:p>3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8089913">
            <text:p>0,38089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50183039">
            <text:p>1,05018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1">
            <text:p>3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95804783">
            <text:p>0,3958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5218122">
            <text:p>1,05218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2">
            <text:p>3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10658261">
            <text:p>0,41065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52857499">
            <text:p>1,05285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3">
            <text:p>3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25442609">
            <text:p>0,42544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52237887">
            <text:p>1,0522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4">
            <text:p>3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40142174">
            <text:p>0,44014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50343749">
            <text:p>1,05034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5">
            <text:p>3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5474087">
            <text:p>0,45474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47200167">
            <text:p>1,0472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6">
            <text:p>3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69223913">
            <text:p>0,46922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42830365">
            <text:p>1,04283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7">
            <text:p>3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83576087">
            <text:p>0,48357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37259425">
            <text:p>1,03725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8">
            <text:p>3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97783478">
            <text:p>0,4977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30511499">
            <text:p>1,03051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39">
            <text:p>3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11831739">
            <text:p>0,5118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2261167">
            <text:p>1,02261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0">
            <text:p>4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25708261">
            <text:p>0,52570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13584091">
            <text:p>1,01358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1">
            <text:p>4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39399565">
            <text:p>0,5394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1.0034557">
            <text:p>1,00345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2">
            <text:p>4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52893478">
            <text:p>0,5528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92249722">
            <text:p>0,99225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3">
            <text:p>4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66177826">
            <text:p>0,56617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79994026">
            <text:p>0,97999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4">
            <text:p>4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7924087">
            <text:p>0,57924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66712764">
            <text:p>0,9667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5">
            <text:p>4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92071739">
            <text:p>0,59207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52432875">
            <text:p>0,95243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6">
            <text:p>4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04659565">
            <text:p>0,60466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37180372">
            <text:p>0,93718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7">
            <text:p>4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16993478">
            <text:p>0,6169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20981263">
            <text:p>0,92098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8">
            <text:p>4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29063913">
            <text:p>0,62906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90386249">
            <text:p>0,90386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49">
            <text:p>4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4086087">
            <text:p>0,64086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85850063">
            <text:p>0,88585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0">
            <text:p>5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52375652">
            <text:p>0,65237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66970921">
            <text:p>0,86697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1">
            <text:p>5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63598696">
            <text:p>0,66359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47252933">
            <text:p>0,8472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2">
            <text:p>5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74521739">
            <text:p>0,67452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2672211">
            <text:p>0,82672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3">
            <text:p>5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85136522">
            <text:p>0,68513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805405392">
            <text:p>0,80540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4">
            <text:p>5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95435217">
            <text:p>0,69543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83330647">
            <text:p>0,78333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5">
            <text:p>5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0541087">
            <text:p>0,70541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60524814">
            <text:p>0,76052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6">
            <text:p>5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15055217">
            <text:p>0,7150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37015763">
            <text:p>0,73701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7">
            <text:p>5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24362174">
            <text:p>0,7243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712831362">
            <text:p>0,71283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8">
            <text:p>5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33325217">
            <text:p>0,73332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87997622">
            <text:p>0,68799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59">
            <text:p>5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41938261">
            <text:p>0,74193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6254334">
            <text:p>0,66254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0">
            <text:p>6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50194783">
            <text:p>0,75019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36496386">
            <text:p>0,63649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1">
            <text:p>6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5809">
            <text:p>0,75809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609883698">
            <text:p>0,60988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2">
            <text:p>6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65618261">
            <text:p>0,7656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582734074">
            <text:p>0,58273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3">
            <text:p>6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2774783">
            <text:p>0,77277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555074454">
            <text:p>0,55507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4">
            <text:p>6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9555217">
            <text:p>0,7795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526933636">
            <text:p>0,52693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5">
            <text:p>6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85954783">
            <text:p>0,78595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98339489">
            <text:p>0,49833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6">
            <text:p>6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1969565">
            <text:p>0,79197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6931988">
            <text:p>0,46932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7">
            <text:p>6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7595652">
            <text:p>0,7975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39903607">
            <text:p>0,4399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8">
            <text:p>6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283">
            <text:p>0,80283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410116682">
            <text:p>0,41011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69">
            <text:p>6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766913">
            <text:p>0,80766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79989759">
            <text:p>0,37999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0">
            <text:p>7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211">
            <text:p>0,81211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4954885">
            <text:p>0,34954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1">
            <text:p>7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6150435">
            <text:p>0,81615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31882368">
            <text:p>0,31882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2">
            <text:p>7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9787826">
            <text:p>0,81978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87842119">
            <text:p>0,28784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3">
            <text:p>7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302">
            <text:p>0,8230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56631107">
            <text:p>0,25663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4">
            <text:p>7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5845217">
            <text:p>0,8258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25220369">
            <text:p>0,22522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5">
            <text:p>7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8261739">
            <text:p>0,82826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93637774">
            <text:p>0,1936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6">
            <text:p>7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026913">
            <text:p>0,83026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61911192">
            <text:p>0,16191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7">
            <text:p>7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1865217">
            <text:p>0,83186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3006849">
            <text:p>0,13006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8">
            <text:p>7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305">
            <text:p>0,83305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98138467">
            <text:p>0,0981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79">
            <text:p>7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3822609">
            <text:p>0,83382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66148991">
            <text:p>0,06614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0">
            <text:p>8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4182609">
            <text:p>0,8341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3412793">
            <text:p>0,03412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1">
            <text:p>8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413087">
            <text:p>0,83413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02104082">
            <text:p>0,0021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2">
            <text:p>8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3666957">
            <text:p>0,83366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2989561">
            <text:p>-0,02989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3">
            <text:p>8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2791304">
            <text:p>0,83279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6184143">
            <text:p>-0,06184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4">
            <text:p>8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31505217">
            <text:p>0,8315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9370643">
            <text:p>-0,09370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5">
            <text:p>8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980913">
            <text:p>0,82980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2546273">
            <text:p>-0,1254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6">
            <text:p>8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7704783">
            <text:p>0,82770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5708249">
            <text:p>-0,15708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7">
            <text:p>8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5193913">
            <text:p>0,82519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8853596">
            <text:p>-0,18853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8">
            <text:p>8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22277391">
            <text:p>0,8222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1979806">
            <text:p>-0,21979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89">
            <text:p>8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8958261">
            <text:p>0,81895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5083815">
            <text:p>-0,2508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0">
            <text:p>9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5238261">
            <text:p>0,81523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816302">
            <text:p>-0,28163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1">
            <text:p>9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1112">
            <text:p>0,8111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1214636">
            <text:p>-0,31214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2">
            <text:p>9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6606522">
            <text:p>0,8066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4235874">
            <text:p>-0,34235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3">
            <text:p>9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801700435">
            <text:p>0,8017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7223949">
            <text:p>-0,37223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4">
            <text:p>9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6405652">
            <text:p>0,79640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0176074">
            <text:p>-0,40176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5">
            <text:p>9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90725217">
            <text:p>0,79072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3089461">
            <text:p>-0,43089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6">
            <text:p>9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84663478">
            <text:p>0,7846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5961509">
            <text:p>-0,45961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7">
            <text:p>9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8223913">
            <text:p>0,77822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8789432">
            <text:p>-0,48789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8">
            <text:p>9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71411304">
            <text:p>0,77141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1570443">
            <text:p>-0,51570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99">
            <text:p>9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64230435">
            <text:p>0,76423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4301848">
            <text:p>-0,54301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0">
            <text:p>10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56686087">
            <text:p>0,75668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698086">
            <text:p>-0,56980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1">
            <text:p>10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48783043">
            <text:p>0,7487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9604878">
            <text:p>-0,59604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2">
            <text:p>10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40526957">
            <text:p>0,74052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2171115">
            <text:p>-0,62171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3">
            <text:p>10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31923913">
            <text:p>0,73192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4676969">
            <text:p>-0,64677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4">
            <text:p>10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22979565">
            <text:p>0,72298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7119655">
            <text:p>-0,67119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5">
            <text:p>10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13700435">
            <text:p>0,7137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9496571">
            <text:p>-0,69496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6">
            <text:p>10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704092609">
            <text:p>0,7040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1805023">
            <text:p>-0,71805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7">
            <text:p>10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94163478">
            <text:p>0,6941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4042317">
            <text:p>-0,74042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8">
            <text:p>10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83920435">
            <text:p>0,68392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6205852">
            <text:p>-0,76205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09">
            <text:p>10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7337">
            <text:p>0,67337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8293027">
            <text:p>-0,78293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0">
            <text:p>11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6252087">
            <text:p>0,66252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0301148">
            <text:p>-0,80301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1">
            <text:p>11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5138087">
            <text:p>0,65138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2227613">
            <text:p>-0,82227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2">
            <text:p>11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39957826">
            <text:p>0,63995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4069823">
            <text:p>-0,84069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3">
            <text:p>11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28261304">
            <text:p>0,62826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5825268">
            <text:p>-0,8582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4">
            <text:p>11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163">
            <text:p>0,6163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7491255">
            <text:p>-0,8749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5">
            <text:p>11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604083478">
            <text:p>0,6040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9065369">
            <text:p>-0,89065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6">
            <text:p>11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9162087">
            <text:p>0,59162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0544822">
            <text:p>-0,90544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7">
            <text:p>11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78923043">
            <text:p>0,57892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1927292">
            <text:p>-0,91927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8">
            <text:p>11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66">
            <text:p>0,5660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3210178">
            <text:p>-0,93210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19">
            <text:p>11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52862609">
            <text:p>0,5528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4390972">
            <text:p>-0,94391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0">
            <text:p>12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39521739">
            <text:p>0,53952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5467258">
            <text:p>-0,95467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1">
            <text:p>12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2598913">
            <text:p>0,52598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6436437">
            <text:p>-0,96436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2">
            <text:p>12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512276957">
            <text:p>0,5122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7296091">
            <text:p>-0,97296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3">
            <text:p>12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98397391">
            <text:p>0,49839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8043807">
            <text:p>-0,98043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4">
            <text:p>12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84362609">
            <text:p>0,4843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8677168">
            <text:p>-0,98677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5">
            <text:p>12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70186522">
            <text:p>0,47018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9193666">
            <text:p>-0,99193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6">
            <text:p>12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55882174">
            <text:p>0,45588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9591166">
            <text:p>-0,99591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7">
            <text:p>12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41463478">
            <text:p>0,4414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9867066">
            <text:p>-0,99867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8">
            <text:p>12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26945217">
            <text:p>0,42694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1.00019043">
            <text:p>-1,00019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29">
            <text:p>12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412341739">
            <text:p>0,41234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1.00044867">
            <text:p>-1,00044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0">
            <text:p>13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97668696">
            <text:p>0,39766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9942311">
            <text:p>-0,99942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1">
            <text:p>13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82942174">
            <text:p>0,38294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9708865">
            <text:p>-0,99708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2">
            <text:p>13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68177391">
            <text:p>0,36817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9342485">
            <text:p>-0,99342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3">
            <text:p>13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53392174">
            <text:p>0,35339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884085">
            <text:p>-0,98840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4">
            <text:p>13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38603478">
            <text:p>0,33860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8201822">
            <text:p>-0,98201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5">
            <text:p>13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23828696">
            <text:p>0,32382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7423172">
            <text:p>-0,97423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6">
            <text:p>13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309086522">
            <text:p>0,30908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6502764">
            <text:p>-0,96502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7">
            <text:p>13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94396087">
            <text:p>0,2943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5438554">
            <text:p>-0,95438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8">
            <text:p>13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79776087">
            <text:p>0,27977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4228405">
            <text:p>-0,94228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39">
            <text:p>13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65247391">
            <text:p>0,26524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2870273">
            <text:p>-0,92870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0">
            <text:p>14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5083">
            <text:p>0,25083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91362209">
            <text:p>-0,91362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1">
            <text:p>14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36545652">
            <text:p>0,23654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9702074">
            <text:p>-0,89702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2">
            <text:p>14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22415652">
            <text:p>0,22241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7888198">
            <text:p>-0,87888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3">
            <text:p>14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208463043">
            <text:p>0,2084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5918442">
            <text:p>-0,85918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4">
            <text:p>14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9471087">
            <text:p>0,194711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3791137">
            <text:p>-0,83791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5">
            <text:p>14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81183043">
            <text:p>0,18118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81504329">
            <text:p>-0,81504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6">
            <text:p>14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67904348">
            <text:p>0,16790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9056256">
            <text:p>-0,79056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7">
            <text:p>14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54899565">
            <text:p>0,15490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6445336">
            <text:p>-0,7644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8">
            <text:p>14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42195652">
            <text:p>0,1421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3669806">
            <text:p>-0,73669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49">
            <text:p>14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29818261">
            <text:p>0,1298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0728086">
            <text:p>-0,70728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0">
            <text:p>15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17796087">
            <text:p>0,11779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7618597">
            <text:p>-0,67618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1">
            <text:p>15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106157391">
            <text:p>0,10615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4339852">
            <text:p>-0,64339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2">
            <text:p>15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94931739">
            <text:p>0,09493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0890458">
            <text:p>-0,60890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3">
            <text:p>15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84148696">
            <text:p>0,08414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7268929">
            <text:p>-0,57268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4">
            <text:p>15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73839565">
            <text:p>0,07384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3474057">
            <text:p>-0,53474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5">
            <text:p>15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64036957">
            <text:p>0,06403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9504634">
            <text:p>-0,495046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6">
            <text:p>15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56626087">
            <text:p>0,05662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1985872">
            <text:p>-0,519859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7">
            <text:p>15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9717826">
            <text:p>0,04971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4467016">
            <text:p>-0,54467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8">
            <text:p>15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43312609">
            <text:p>0,04331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6948161">
            <text:p>-0,56948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59">
            <text:p>15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741">
            <text:p>0,03741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9429305">
            <text:p>-0,59429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0">
            <text:p>16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32010435">
            <text:p>0,03201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1910543">
            <text:p>-0,61910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1">
            <text:p>16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7113043">
            <text:p>0,02711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4391687">
            <text:p>-0,64391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2">
            <text:p>16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22718696">
            <text:p>0,02271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6872832">
            <text:p>-0,668728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3">
            <text:p>16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8827391">
            <text:p>0,01882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9353976">
            <text:p>-0,69354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4">
            <text:p>16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5438261">
            <text:p>0,01543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1835214">
            <text:p>-0,71835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5">
            <text:p>16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2552174">
            <text:p>0,012552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4316358">
            <text:p>-0,74316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6">
            <text:p>16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1016913">
            <text:p>0,010169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4316358">
            <text:p>-0,74316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7">
            <text:p>16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8288261">
            <text:p>0,008288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74316358">
            <text:p>-0,74316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8">
            <text:p>16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910435">
            <text:p>0,006910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6632735">
            <text:p>-0,663274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69">
            <text:p>16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035652">
            <text:p>0,00603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56852014">
            <text:p>-0,56852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0">
            <text:p>17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5663043">
            <text:p>0,00566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47376678">
            <text:p>-0,47376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1">
            <text:p>171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5793478">
            <text:p>0,005793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37901343">
            <text:p>-0,37901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2">
            <text:p>172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5923913">
            <text:p>0,00592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28426007">
            <text:p>-0,28426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3">
            <text:p>173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054348">
            <text:p>0,006054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18950671">
            <text:p>-0,189507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4">
            <text:p>174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184783">
            <text:p>0,00618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-0.09475336">
            <text:p>-0,09475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5">
            <text:p>175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315217">
            <text:p>0,006315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">
            <text:p>0,000000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6">
            <text:p>176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445652">
            <text:p>0,00644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43561158">
            <text:p>0,043561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7">
            <text:p>177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576087">
            <text:p>0,006576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087122316">
            <text:p>0,087122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8">
            <text:p>178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706522">
            <text:p>0,00670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30683474">
            <text:p>0,130683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79">
            <text:p>179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836957">
            <text:p>0,00683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174244631">
            <text:p>0,174245</text:p>
          </table:table-cell>
          <table:table-cell office:value-type="string">
            <text:p>&lt;/Cl&gt;</text:p>
          </table:table-cell>
          <table:table-cell/>
        </table:table-row>
        <table:table-row table:style-name="ro1">
          <table:table-cell office:value-type="string">
            <text:p>&lt;Angle&gt;</text:p>
          </table:table-cell>
          <table:table-cell office:value-type="float" office:value="180">
            <text:p>180,00</text:p>
          </table:table-cell>
          <table:table-cell office:value-type="string">
            <text:p>&lt;/Angle&gt;</text:p>
          </table:table-cell>
          <table:table-cell office:value-type="string">
            <text:p>&lt;Cd&gt;</text:p>
          </table:table-cell>
          <table:table-cell office:value-type="float" office:value="0.006967391">
            <text:p>0,006967</text:p>
          </table:table-cell>
          <table:table-cell office:value-type="string">
            <text:p>&lt;/Cd&gt;</text:p>
          </table:table-cell>
          <table:table-cell office:value-type="string">
            <text:p>&lt;Cl&gt;</text:p>
          </table:table-cell>
          <table:table-cell office:value-type="float" office:value="0.217805789">
            <text:p>0,217806</text:p>
          </table:table-cell>
          <table:table-cell office:value-type="string">
            <text:p>&lt;/Cl&gt;</text:p>
          </table:table-cell>
          <table:table-cell/>
        </table:table-row>
        <table:table-row table:style-name="ro1" table:number-rows-repeated="10481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6">
      <number:number number:decimal-places="1" number:min-integer-digits="1"/>
    </number:number-style>
    <number:number-style style:name="N107">
      <number:number number:decimal-places="6" number:min-integer-digits="0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01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Juillet</meta:initial-creator>
    <meta:creation-date>2015-08-12T18:33:21.39</meta:creation-date>
    <dc:date>2015-08-13T01:53:02.68</dc:date>
    <dc:creator>Fabien Juillet</dc:creator>
    <meta:editing-duration>PT27M28S</meta:editing-duration>
    <meta:editing-cycles>3</meta:editing-cycles>
    <meta:generator>OpenOffice/4.1.1$Win32 OpenOffice.org_project/411m6$Build-9775</meta:generator>
    <meta:document-statistic meta:table-count="3" meta:cell-count="36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scatter" chart:style-name="ch1">
        <chart:legend chart:legend-position="end" svg:x="13.07cm" svg:y="3.921cm" style:legend-expansion="high" chart:style-name="ch2"/>
        <chart:plot-area chart:style-name="ch3" table:cell-range-address="Feuille1.B2:Feuille1.B407 Feuille1.E2:Feuille1.E407 Feuille1.H2:Feuille1.H407" svg:x="0.77cm" svg:y="0.851cm" svg:width="11.66cm" svg:height="7.541cm">
          <chartooo:coordinate-region svg:x="1.339cm" svg:y="1.063cm" svg:width="10.574cm" svg:height="7.1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2:Feuille1.E407" chart:class="chart:scatter">
            <chart:domain table:cell-range-address="Feuille1.B2:Feuille1.B407"/>
            <chart:data-point chart:repeated="406"/>
          </chart:series>
          <chart:series chart:style-name="ch8" chart:values-cell-range-address="Feuille1.H2:Feuille1.H407" chart:class="chart:scatter">
            <chart:data-point chart:repeated="4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E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Feuille1.B2:Feuille1.B407</svg:desc>
                </draw:g>
              </table:table-cell>
              <table:table-cell office:value-type="float" office:value="0.006967391">
                <text:p>0.006967391</text:p>
                <draw:g>
                  <svg:desc>Feuille1.E2:Feuille1.E407</svg:desc>
                </draw:g>
              </table:table-cell>
              <table:table-cell office:value-type="float" office:value="0.217805789">
                <text:p>0.217805789</text:p>
                <draw:g>
                  <svg:desc>Feuille1.H2:Feuille1.H4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008964348">
                <text:p>0.008964348</text:p>
              </table:table-cell>
              <table:table-cell office:value-type="float" office:value="0.261366947">
                <text:p>0.261366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012827826">
                <text:p>0.012827826</text:p>
              </table:table-cell>
              <table:table-cell office:value-type="float" office:value="0.304928105">
                <text:p>0.304928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018557826">
                <text:p>0.018557826</text:p>
              </table:table-cell>
              <table:table-cell office:value-type="float" office:value="0.34165614">
                <text:p>0.34165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026154783">
                <text:p>0.026154783</text:p>
              </table:table-cell>
              <table:table-cell office:value-type="float" office:value="0.34165614">
                <text:p>0.34165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035617826">
                <text:p>0.035617826</text:p>
              </table:table-cell>
              <table:table-cell office:value-type="float" office:value="0.34165614">
                <text:p>0.34165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046947391">
                <text:p>0.046947391</text:p>
              </table:table-cell>
              <table:table-cell office:value-type="float" office:value="0.334714541">
                <text:p>0.334714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060143478">
                <text:p>0.060143478</text:p>
              </table:table-cell>
              <table:table-cell office:value-type="float" office:value="0.327772943">
                <text:p>0.327772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075206087">
                <text:p>0.075206087</text:p>
              </table:table-cell>
              <table:table-cell office:value-type="float" office:value="0.320831771">
                <text:p>0.32083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092135217">
                <text:p>0.092135217</text:p>
              </table:table-cell>
              <table:table-cell office:value-type="float" office:value="0.313890173">
                <text:p>0.313890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11093087">
                <text:p>0.11093087</text:p>
              </table:table-cell>
              <table:table-cell office:value-type="float" office:value="0.306948574">
                <text:p>0.306948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122271739">
                <text:p>0.122271739</text:p>
              </table:table-cell>
              <table:table-cell office:value-type="float" office:value="0.321489459">
                <text:p>0.321489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133961304">
                <text:p>0.133961304</text:p>
              </table:table-cell>
              <table:table-cell office:value-type="float" office:value="0.33531671">
                <text:p>0.33531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145974348">
                <text:p>0.145974348</text:p>
              </table:table-cell>
              <table:table-cell office:value-type="float" office:value="0.348436733">
                <text:p>0.348436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158286957">
                <text:p>0.158286957</text:p>
              </table:table-cell>
              <table:table-cell office:value-type="float" office:value="0.360855507">
                <text:p>0.360855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170876522">
                <text:p>0.170876522</text:p>
              </table:table-cell>
              <table:table-cell office:value-type="float" office:value="0.372579437">
                <text:p>0.372579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183719565">
                <text:p>0.183719565</text:p>
              </table:table-cell>
              <table:table-cell office:value-type="float" office:value="0.383615358">
                <text:p>0.383615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196794348">
                <text:p>0.196794348</text:p>
              </table:table-cell>
              <table:table-cell office:value-type="float" office:value="0.393969674">
                <text:p>0.393969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21008">
                <text:p>0.21008</text:p>
              </table:table-cell>
              <table:table-cell office:value-type="float" office:value="0.403650074">
                <text:p>0.403650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223554783">
                <text:p>0.223554783</text:p>
              </table:table-cell>
              <table:table-cell office:value-type="float" office:value="0.412662963">
                <text:p>0.412662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23719913">
                <text:p>0.23719913</text:p>
              </table:table-cell>
              <table:table-cell office:value-type="float" office:value="0.421016455">
                <text:p>0.421016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250993043">
                <text:p>0.250993043</text:p>
              </table:table-cell>
              <table:table-cell office:value-type="float" office:value="0.428717385">
                <text:p>0.428717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264917391">
                <text:p>0.264917391</text:p>
              </table:table-cell>
              <table:table-cell office:value-type="float" office:value="0.435773438">
                <text:p>0.43577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278953913">
                <text:p>0.278953913</text:p>
              </table:table-cell>
              <table:table-cell office:value-type="float" office:value="0.44219273">
                <text:p>0.44219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293083913">
                <text:p>0.293083913</text:p>
              </table:table-cell>
              <table:table-cell office:value-type="float" office:value="0.447982947">
                <text:p>0.447982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30729">
                <text:p>0.30729</text:p>
              </table:table-cell>
              <table:table-cell office:value-type="float" office:value="0.453152632">
                <text:p>0.45315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321555217">
                <text:p>0.321555217</text:p>
              </table:table-cell>
              <table:table-cell office:value-type="float" office:value="0.457709043">
                <text:p>0.457709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335862609">
                <text:p>0.335862609</text:p>
              </table:table-cell>
              <table:table-cell office:value-type="float" office:value="0.461661578">
                <text:p>0.461661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350195652">
                <text:p>0.350195652</text:p>
              </table:table-cell>
              <table:table-cell office:value-type="float" office:value="0.465017922">
                <text:p>0.4650179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364539565">
                <text:p>0.364539565</text:p>
              </table:table-cell>
              <table:table-cell office:value-type="float" office:value="0.467787045">
                <text:p>0.467787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378878261">
                <text:p>0.378878261</text:p>
              </table:table-cell>
              <table:table-cell office:value-type="float" office:value="0.469977061">
                <text:p>0.469977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393196957">
                <text:p>0.393196957</text:p>
              </table:table-cell>
              <table:table-cell office:value-type="float" office:value="0.471597366">
                <text:p>0.471597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40748087">
                <text:p>0.40748087</text:p>
              </table:table-cell>
              <table:table-cell office:value-type="float" office:value="0.472656073">
                <text:p>0.472656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421716957">
                <text:p>0.421716957</text:p>
              </table:table-cell>
              <table:table-cell office:value-type="float" office:value="0.473163005">
                <text:p>0.473163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435890435">
                <text:p>0.435890435</text:p>
              </table:table-cell>
              <table:table-cell office:value-type="float" office:value="0.473126704">
                <text:p>0.473126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0.449988261">
                <text:p>0.449988261</text:p>
              </table:table-cell>
              <table:table-cell office:value-type="float" office:value="0.472556565">
                <text:p>0.472556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0.463997826">
                <text:p>0.463997826</text:p>
              </table:table-cell>
              <table:table-cell office:value-type="float" office:value="0.471461557">
                <text:p>0.4714615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0.477906522">
                <text:p>0.477906522</text:p>
              </table:table-cell>
              <table:table-cell office:value-type="float" office:value="0.469851503">
                <text:p>0.469851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0.491701739">
                <text:p>0.491701739</text:p>
              </table:table-cell>
              <table:table-cell office:value-type="float" office:value="0.467734943">
                <text:p>0.467734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0.505372174">
                <text:p>0.505372174</text:p>
              </table:table-cell>
              <table:table-cell office:value-type="float" office:value="0.465122128">
                <text:p>0.465122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0.518906087">
                <text:p>0.518906087</text:p>
              </table:table-cell>
              <table:table-cell office:value-type="float" office:value="0.462022025">
                <text:p>0.462022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0.532292609">
                <text:p>0.532292609</text:p>
              </table:table-cell>
              <table:table-cell office:value-type="float" office:value="0.458444458">
                <text:p>0.458444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0.545520435">
                <text:p>0.545520435</text:p>
              </table:table-cell>
              <table:table-cell office:value-type="float" office:value="0.45439925">
                <text:p>0.45439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0.55857913">
                <text:p>0.55857913</text:p>
              </table:table-cell>
              <table:table-cell office:value-type="float" office:value="0.449896222">
                <text:p>0.449896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0.571458696">
                <text:p>0.571458696</text:p>
              </table:table-cell>
              <table:table-cell office:value-type="float" office:value="0.44494477">
                <text:p>0.44494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0.584149565">
                <text:p>0.584149565</text:p>
              </table:table-cell>
              <table:table-cell office:value-type="float" office:value="0.439555144">
                <text:p>0.439555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0.596641304">
                <text:p>0.596641304</text:p>
              </table:table-cell>
              <table:table-cell office:value-type="float" office:value="0.433737167">
                <text:p>0.433737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0.608925652">
                <text:p>0.608925652</text:p>
              </table:table-cell>
              <table:table-cell office:value-type="float" office:value="0.427501089">
                <text:p>0.427501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0.620993043">
                <text:p>0.620993043</text:p>
              </table:table-cell>
              <table:table-cell office:value-type="float" office:value="0.420856731">
                <text:p>0.420856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0.632834783">
                <text:p>0.632834783</text:p>
              </table:table-cell>
              <table:table-cell office:value-type="float" office:value="0.413813917">
                <text:p>0.4138139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0.644443043">
                <text:p>0.644443043</text:p>
              </table:table-cell>
              <table:table-cell office:value-type="float" office:value="0.406382896">
                <text:p>0.406382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0.655808696">
                <text:p>0.655808696</text:p>
              </table:table-cell>
              <table:table-cell office:value-type="float" office:value="0.398574345">
                <text:p>0.398574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0.666924783">
                <text:p>0.666924783</text:p>
              </table:table-cell>
              <table:table-cell office:value-type="float" office:value="0.390398513">
                <text:p>0.390398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0.677783043">
                <text:p>0.677783043</text:p>
              </table:table-cell>
              <table:table-cell office:value-type="float" office:value="0.381865224">
                <text:p>0.381865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0.688376957">
                <text:p>0.688376957</text:p>
              </table:table-cell>
              <table:table-cell office:value-type="float" office:value="0.372985154">
                <text:p>0.372985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0.698698696">
                <text:p>0.698698696</text:p>
              </table:table-cell>
              <table:table-cell office:value-type="float" office:value="0.363768552">
                <text:p>0.363768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0.708741739">
                <text:p>0.708741739</text:p>
              </table:table-cell>
              <table:table-cell office:value-type="float" office:value="0.354225669">
                <text:p>0.354225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0.718499565">
                <text:p>0.718499565</text:p>
              </table:table-cell>
              <table:table-cell office:value-type="float" office:value="0.344367609">
                <text:p>0.344367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0.727965652">
                <text:p>0.727965652</text:p>
              </table:table-cell>
              <table:table-cell office:value-type="float" office:value="0.334204192">
                <text:p>0.334204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0.737134348">
                <text:p>0.737134348</text:p>
              </table:table-cell>
              <table:table-cell office:value-type="float" office:value="0.323746525">
                <text:p>0.323746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0.745999565">
                <text:p>0.745999565</text:p>
              </table:table-cell>
              <table:table-cell office:value-type="float" office:value="0.313004856">
                <text:p>0.313004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754555652">
                <text:p>0.754555652</text:p>
              </table:table-cell>
              <table:table-cell office:value-type="float" office:value="0.301990289">
                <text:p>0.301990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762796957">
                <text:p>0.762796957</text:p>
              </table:table-cell>
              <table:table-cell office:value-type="float" office:value="0.290713074">
                <text:p>0.290713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77071913">
                <text:p>0.77071913</text:p>
              </table:table-cell>
              <table:table-cell office:value-type="float" office:value="0.279183888">
                <text:p>0.279183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778316957">
                <text:p>0.778316957</text:p>
              </table:table-cell>
              <table:table-cell office:value-type="float" office:value="0.267413407">
                <text:p>0.2674134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785585652">
                <text:p>0.785585652</text:p>
              </table:table-cell>
              <table:table-cell office:value-type="float" office:value="0.255413162">
                <text:p>0.255413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79252087">
                <text:p>0.79252087</text:p>
              </table:table-cell>
              <table:table-cell office:value-type="float" office:value="0.243192976">
                <text:p>0.243192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799117826">
                <text:p>0.799117826</text:p>
              </table:table-cell>
              <table:table-cell office:value-type="float" office:value="0.230763952">
                <text:p>0.230763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05373478">
                <text:p>0.805373478</text:p>
              </table:table-cell>
              <table:table-cell office:value-type="float" office:value="0.218137623">
                <text:p>0.218137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811283478">
                <text:p>0.811283478</text:p>
              </table:table-cell>
              <table:table-cell office:value-type="float" office:value="0.205324236">
                <text:p>0.205324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816844348">
                <text:p>0.816844348</text:p>
              </table:table-cell>
              <table:table-cell office:value-type="float" office:value="0.19233447">
                <text:p>0.19233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822052609">
                <text:p>0.822052609</text:p>
              </table:table-cell>
              <table:table-cell office:value-type="float" office:value="0.179179854">
                <text:p>0.179179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826905652">
                <text:p>0.826905652</text:p>
              </table:table-cell>
              <table:table-cell office:value-type="float" office:value="0.165871066">
                <text:p>0.1658710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8314">
                <text:p>0.8314</text:p>
              </table:table-cell>
              <table:table-cell office:value-type="float" office:value="0.15241921">
                <text:p>0.15241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835532609">
                <text:p>0.835532609</text:p>
              </table:table-cell>
              <table:table-cell office:value-type="float" office:value="0.138835389">
                <text:p>0.138835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839302174">
                <text:p>0.839302174</text:p>
              </table:table-cell>
              <table:table-cell office:value-type="float" office:value="0.12513028">
                <text:p>0.12513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842705217">
                <text:p>0.842705217</text:p>
              </table:table-cell>
              <table:table-cell office:value-type="float" office:value="0.111314987">
                <text:p>0.111314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84574">
                <text:p>0.84574</text:p>
              </table:table-cell>
              <table:table-cell office:value-type="float" office:value="0.097401041">
                <text:p>0.097401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848405217">
                <text:p>0.848405217</text:p>
              </table:table-cell>
              <table:table-cell office:value-type="float" office:value="0.083399118">
                <text:p>0.083399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850698261">
                <text:p>0.850698261</text:p>
              </table:table-cell>
              <table:table-cell office:value-type="float" office:value="0.069320323">
                <text:p>0.069320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852618261">
                <text:p>0.852618261</text:p>
              </table:table-cell>
              <table:table-cell office:value-type="float" office:value="0.055175758">
                <text:p>0.055175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854163913">
                <text:p>0.854163913</text:p>
              </table:table-cell>
              <table:table-cell office:value-type="float" office:value="0.040976956">
                <text:p>0.0409769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855333913">
                <text:p>0.855333913</text:p>
              </table:table-cell>
              <table:table-cell office:value-type="float" office:value="0.026734593">
                <text:p>0.0267345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856127826">
                <text:p>0.856127826</text:p>
              </table:table-cell>
              <table:table-cell office:value-type="float" office:value="0.012460199">
                <text:p>0.012460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856544348">
                <text:p>0.856544348</text:p>
              </table:table-cell>
              <table:table-cell office:value-type="float" office:value="-0.00183555">
                <text:p>-0.00183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856583478">
                <text:p>0.856583478</text:p>
              </table:table-cell>
              <table:table-cell office:value-type="float" office:value="-0.01614069">
                <text:p>-0.01614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856245217">
                <text:p>0.856245217</text:p>
              </table:table-cell>
              <table:table-cell office:value-type="float" office:value="-0.03044498">
                <text:p>-0.03044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85552913">
                <text:p>0.85552913</text:p>
              </table:table-cell>
              <table:table-cell office:value-type="float" office:value="-0.04473645">
                <text:p>-0.04473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854435652">
                <text:p>0.854435652</text:p>
              </table:table-cell>
              <table:table-cell office:value-type="float" office:value="-0.05900402">
                <text:p>-0.05900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852965217">
                <text:p>0.852965217</text:p>
              </table:table-cell>
              <table:table-cell office:value-type="float" office:value="-0.07323698">
                <text:p>-0.07323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.851118261">
                <text:p>0.851118261</text:p>
              </table:table-cell>
              <table:table-cell office:value-type="float" office:value="-0.0874234">
                <text:p>-0.0874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0.848895652">
                <text:p>0.848895652</text:p>
              </table:table-cell>
              <table:table-cell office:value-type="float" office:value="-0.10155259">
                <text:p>-0.10155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0.846298261">
                <text:p>0.846298261</text:p>
              </table:table-cell>
              <table:table-cell office:value-type="float" office:value="-0.11561345">
                <text:p>-0.11561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0.843327826">
                <text:p>0.843327826</text:p>
              </table:table-cell>
              <table:table-cell office:value-type="float" office:value="-0.12959402">
                <text:p>-0.12959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0.839985217">
                <text:p>0.839985217</text:p>
              </table:table-cell>
              <table:table-cell office:value-type="float" office:value="-0.14348319">
                <text:p>-0.14348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0.836272609">
                <text:p>0.836272609</text:p>
              </table:table-cell>
              <table:table-cell office:value-type="float" office:value="-0.15727073">
                <text:p>-0.15727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0.832191739">
                <text:p>0.832191739</text:p>
              </table:table-cell>
              <table:table-cell office:value-type="float" office:value="-0.17094423">
                <text:p>-0.170944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0.827744783">
                <text:p>0.827744783</text:p>
              </table:table-cell>
              <table:table-cell office:value-type="float" office:value="-0.18449303">
                <text:p>-0.18449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0.822934348">
                <text:p>0.822934348</text:p>
              </table:table-cell>
              <table:table-cell office:value-type="float" office:value="-0.1979056">
                <text:p>-0.1979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0.817762174">
                <text:p>0.817762174</text:p>
              </table:table-cell>
              <table:table-cell office:value-type="float" office:value="-0.21117125">
                <text:p>-0.21117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0.812232174">
                <text:p>0.812232174</text:p>
              </table:table-cell>
              <table:table-cell office:value-type="float" office:value="-0.22427846">
                <text:p>-0.22427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0.806346522">
                <text:p>0.806346522</text:p>
              </table:table-cell>
              <table:table-cell office:value-type="float" office:value="-0.2372157">
                <text:p>-0.2372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0.800108696">
                <text:p>0.800108696</text:p>
              </table:table-cell>
              <table:table-cell office:value-type="float" office:value="-0.24997271">
                <text:p>-0.24997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0.793522609">
                <text:p>0.793522609</text:p>
              </table:table-cell>
              <table:table-cell office:value-type="float" office:value="-0.26253712">
                <text:p>-0.26253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0.786591739">
                <text:p>0.786591739</text:p>
              </table:table-cell>
              <table:table-cell office:value-type="float" office:value="-0.27489867">
                <text:p>-0.274898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0.77932">
                <text:p>0.77932</text:p>
              </table:table-cell>
              <table:table-cell office:value-type="float" office:value="-0.28704625">
                <text:p>-0.28704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0.771711739">
                <text:p>0.771711739</text:p>
              </table:table-cell>
              <table:table-cell office:value-type="float" office:value="-0.29896791">
                <text:p>-0.2989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0.763771739">
                <text:p>0.763771739</text:p>
              </table:table-cell>
              <table:table-cell office:value-type="float" office:value="-0.31065341">
                <text:p>-0.31065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0.755504348">
                <text:p>0.755504348</text:p>
              </table:table-cell>
              <table:table-cell office:value-type="float" office:value="-0.3220912">
                <text:p>-0.32209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0.746914348">
                <text:p>0.746914348</text:p>
              </table:table-cell>
              <table:table-cell office:value-type="float" office:value="-0.33327062">
                <text:p>-0.33327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0.738007391">
                <text:p>0.738007391</text:p>
              </table:table-cell>
              <table:table-cell office:value-type="float" office:value="-0.34418012">
                <text:p>-0.344180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0.72878913">
                <text:p>0.72878913</text:p>
              </table:table-cell>
              <table:table-cell office:value-type="float" office:value="-0.35480862">
                <text:p>-0.354808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0.719264783">
                <text:p>0.719264783</text:p>
              </table:table-cell>
              <table:table-cell office:value-type="float" office:value="-0.36514585">
                <text:p>-0.36514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0.709441304">
                <text:p>0.709441304</text:p>
              </table:table-cell>
              <table:table-cell office:value-type="float" office:value="-0.37518072">
                <text:p>-0.37518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0.699323913">
                <text:p>0.699323913</text:p>
              </table:table-cell>
              <table:table-cell office:value-type="float" office:value="-0.38490169">
                <text:p>-0.38490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0.68892">
                <text:p>0.68892</text:p>
              </table:table-cell>
              <table:table-cell office:value-type="float" office:value="-0.39429852">
                <text:p>-0.394298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0.678236522">
                <text:p>0.678236522</text:p>
              </table:table-cell>
              <table:table-cell office:value-type="float" office:value="-0.40336009">
                <text:p>-0.40336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0.66728">
                <text:p>0.66728</text:p>
              </table:table-cell>
              <table:table-cell office:value-type="float" office:value="-0.41207531">
                <text:p>-0.41207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0.656058696">
                <text:p>0.656058696</text:p>
              </table:table-cell>
              <table:table-cell office:value-type="float" office:value="-0.42043436">
                <text:p>-0.420434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0.644579565">
                <text:p>0.644579565</text:p>
              </table:table-cell>
              <table:table-cell office:value-type="float" office:value="-0.4284257">
                <text:p>-0.42842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0.632851304">
                <text:p>0.632851304</text:p>
              </table:table-cell>
              <table:table-cell office:value-type="float" office:value="-0.43603865">
                <text:p>-0.436038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0.620881739">
                <text:p>0.620881739</text:p>
              </table:table-cell>
              <table:table-cell office:value-type="float" office:value="-0.44326339">
                <text:p>-0.44326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0.60868">
                <text:p>0.60868</text:p>
              </table:table-cell>
              <table:table-cell office:value-type="float" office:value="-0.4500884">
                <text:p>-0.450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0.596255217">
                <text:p>0.596255217</text:p>
              </table:table-cell>
              <table:table-cell office:value-type="float" office:value="-0.45650385">
                <text:p>-0.45650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0.583616087">
                <text:p>0.583616087</text:p>
              </table:table-cell>
              <table:table-cell office:value-type="float" office:value="-0.46249906">
                <text:p>-0.462499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0.570773043">
                <text:p>0.570773043</text:p>
              </table:table-cell>
              <table:table-cell office:value-type="float" office:value="-0.46806379">
                <text:p>-0.468063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0.557735217">
                <text:p>0.557735217</text:p>
              </table:table-cell>
              <table:table-cell office:value-type="float" office:value="-0.47318735">
                <text:p>-0.47318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0.544513913">
                <text:p>0.544513913</text:p>
              </table:table-cell>
              <table:table-cell office:value-type="float" office:value="-0.47786035">
                <text:p>-0.47786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0.53111913">
                <text:p>0.53111913</text:p>
              </table:table-cell>
              <table:table-cell office:value-type="float" office:value="-0.48207169">
                <text:p>-0.48207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0.517561739">
                <text:p>0.517561739</text:p>
              </table:table-cell>
              <table:table-cell office:value-type="float" office:value="-0.48581154">
                <text:p>-0.48581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0.503853913">
                <text:p>0.503853913</text:p>
              </table:table-cell>
              <table:table-cell office:value-type="float" office:value="-0.48907009">
                <text:p>-0.48907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0.490006522">
                <text:p>0.490006522</text:p>
              </table:table-cell>
              <table:table-cell office:value-type="float" office:value="-0.4918375">
                <text:p>-0.4918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0.476032609">
                <text:p>0.476032609</text:p>
              </table:table-cell>
              <table:table-cell office:value-type="float" office:value="-0.49410396">
                <text:p>-0.494103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0.461943913">
                <text:p>0.461943913</text:p>
              </table:table-cell>
              <table:table-cell office:value-type="float" office:value="-0.49585922">
                <text:p>-0.49585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0.447753478">
                <text:p>0.447753478</text:p>
              </table:table-cell>
              <table:table-cell office:value-type="float" office:value="-0.49709388">
                <text:p>-0.497093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0.433474783">
                <text:p>0.433474783</text:p>
              </table:table-cell>
              <table:table-cell office:value-type="float" office:value="-0.49779855">
                <text:p>-0.497798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0.419121739">
                <text:p>0.419121739</text:p>
              </table:table-cell>
              <table:table-cell office:value-type="float" office:value="-0.4979634">
                <text:p>-0.4979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0.404707826">
                <text:p>0.404707826</text:p>
              </table:table-cell>
              <table:table-cell office:value-type="float" office:value="-0.49757946">
                <text:p>-0.497579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0.390248261">
                <text:p>0.390248261</text:p>
              </table:table-cell>
              <table:table-cell office:value-type="float" office:value="-0.49663777">
                <text:p>-0.496637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0.375757391">
                <text:p>0.375757391</text:p>
              </table:table-cell>
              <table:table-cell office:value-type="float" office:value="-0.49512851">
                <text:p>-0.49512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0.36125087">
                <text:p>0.36125087</text:p>
              </table:table-cell>
              <table:table-cell office:value-type="float" office:value="-0.49304269">
                <text:p>-0.49304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0.346744783">
                <text:p>0.346744783</text:p>
              </table:table-cell>
              <table:table-cell office:value-type="float" office:value="-0.49037222">
                <text:p>-0.490372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0.332254783">
                <text:p>0.332254783</text:p>
              </table:table-cell>
              <table:table-cell office:value-type="float" office:value="-0.4871077">
                <text:p>-0.48710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0.317797826">
                <text:p>0.317797826</text:p>
              </table:table-cell>
              <table:table-cell office:value-type="float" office:value="-0.48324101">
                <text:p>-0.48324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0.303391739">
                <text:p>0.303391739</text:p>
              </table:table-cell>
              <table:table-cell office:value-type="float" office:value="-0.47876318">
                <text:p>-0.478763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0.289053478">
                <text:p>0.289053478</text:p>
              </table:table-cell>
              <table:table-cell office:value-type="float" office:value="-0.47366609">
                <text:p>-0.47366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0.274801739">
                <text:p>0.274801739</text:p>
              </table:table-cell>
              <table:table-cell office:value-type="float" office:value="-0.46794164">
                <text:p>-0.46794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0.260654783">
                <text:p>0.260654783</text:p>
              </table:table-cell>
              <table:table-cell office:value-type="float" office:value="-0.46158172">
                <text:p>-0.46158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0.246632174">
                <text:p>0.246632174</text:p>
              </table:table-cell>
              <table:table-cell office:value-type="float" office:value="-0.45457905">
                <text:p>-0.454579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0.232753913">
                <text:p>0.232753913</text:p>
              </table:table-cell>
              <table:table-cell office:value-type="float" office:value="-0.44692552">
                <text:p>-0.446925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0.219039565">
                <text:p>0.219039565</text:p>
              </table:table-cell>
              <table:table-cell office:value-type="float" office:value="-0.43861345">
                <text:p>-0.438613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0.205510435">
                <text:p>0.205510435</text:p>
              </table:table-cell>
              <table:table-cell office:value-type="float" office:value="-0.42963601">
                <text:p>-0.42963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0.192187391">
                <text:p>0.192187391</text:p>
              </table:table-cell>
              <table:table-cell office:value-type="float" office:value="-0.41998636">
                <text:p>-0.41998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0.179093478">
                <text:p>0.179093478</text:p>
              </table:table-cell>
              <table:table-cell office:value-type="float" office:value="-0.40965682">
                <text:p>-0.40965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0.16625">
                <text:p>0.16625</text:p>
              </table:table-cell>
              <table:table-cell office:value-type="float" office:value="-0.39864139">
                <text:p>-0.39864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0.153681304">
                <text:p>0.153681304</text:p>
              </table:table-cell>
              <table:table-cell office:value-type="float" office:value="-0.38693369">
                <text:p>-0.386933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0.141410435">
                <text:p>0.141410435</text:p>
              </table:table-cell>
              <table:table-cell office:value-type="float" office:value="-0.3745273">
                <text:p>-0.3745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0.129462174">
                <text:p>0.129462174</text:p>
              </table:table-cell>
              <table:table-cell office:value-type="float" office:value="-0.36141582">
                <text:p>-0.361415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0.117861304">
                <text:p>0.117861304</text:p>
              </table:table-cell>
              <table:table-cell office:value-type="float" office:value="-0.34759455">
                <text:p>-0.34759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0.106633913">
                <text:p>0.106633913</text:p>
              </table:table-cell>
              <table:table-cell office:value-type="float" office:value="-0.33305794">
                <text:p>-0.333057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0.095806087">
                <text:p>0.095806087</text:p>
              </table:table-cell>
              <table:table-cell office:value-type="float" office:value="-0.3178">
                <text:p>-0.31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0.090605652">
                <text:p>0.090605652</text:p>
              </table:table-cell>
              <table:table-cell office:value-type="float" office:value="-0.2925">
                <text:p>-0.2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0.085405217">
                <text:p>0.085405217</text:p>
              </table:table-cell>
              <table:table-cell office:value-type="float" office:value="-0.2759">
                <text:p>-0.2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0.080432174">
                <text:p>0.080432174</text:p>
              </table:table-cell>
              <table:table-cell office:value-type="float" office:value="-0.2658">
                <text:p>-0.2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0.07545913">
                <text:p>0.07545913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0.070727609">
                <text:p>0.070727609</text:p>
              </table:table-cell>
              <table:table-cell office:value-type="float" office:value="-0.273">
                <text:p>-0.2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.5">
                <text:p>-14.5</text:p>
              </table:table-cell>
              <table:table-cell office:value-type="float" office:value="0.065996087">
                <text:p>0.065996087</text:p>
              </table:table-cell>
              <table:table-cell office:value-type="float" office:value="-0.253">
                <text:p>-0.2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">
                <text:p>-14</text:p>
              </table:table-cell>
              <table:table-cell office:value-type="float" office:value="0.06152087">
                <text:p>0.06152087</text:p>
              </table:table-cell>
              <table:table-cell office:value-type="float" office:value="-0.2355">
                <text:p>-0.2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3.5">
                <text:p>-13.5</text:p>
              </table:table-cell>
              <table:table-cell office:value-type="float" office:value="0.057045652">
                <text:p>0.057045652</text:p>
              </table:table-cell>
              <table:table-cell office:value-type="float" office:value="-0.229">
                <text:p>-0.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3">
                <text:p>-13</text:p>
              </table:table-cell>
              <table:table-cell office:value-type="float" office:value="0.052841957">
                <text:p>0.052841957</text:p>
              </table:table-cell>
              <table:table-cell office:value-type="float" office:value="-0.2301">
                <text:p>-0.23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2.5">
                <text:p>-12.5</text:p>
              </table:table-cell>
              <table:table-cell office:value-type="float" office:value="0.048638261">
                <text:p>0.048638261</text:p>
              </table:table-cell>
              <table:table-cell office:value-type="float" office:value="-0.2386">
                <text:p>-0.23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2">
                <text:p>-12</text:p>
              </table:table-cell>
              <table:table-cell office:value-type="float" office:value="0.044721304">
                <text:p>0.044721304</text:p>
              </table:table-cell>
              <table:table-cell office:value-type="float" office:value="-0.267">
                <text:p>-0.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.5">
                <text:p>-11.5</text:p>
              </table:table-cell>
              <table:table-cell office:value-type="float" office:value="0.040804348">
                <text:p>0.040804348</text:p>
              </table:table-cell>
              <table:table-cell office:value-type="float" office:value="-0.3193">
                <text:p>-0.31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">
                <text:p>-11</text:p>
              </table:table-cell>
              <table:table-cell office:value-type="float" office:value="0.03719">
                <text:p>0.03719</text:p>
              </table:table-cell>
              <table:table-cell office:value-type="float" office:value="-0.3529">
                <text:p>-0.35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.5">
                <text:p>-10.5</text:p>
              </table:table-cell>
              <table:table-cell office:value-type="float" office:value="0.033575652">
                <text:p>0.033575652</text:p>
              </table:table-cell>
              <table:table-cell office:value-type="float" office:value="-0.3136">
                <text:p>-0.3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">
                <text:p>-10</text:p>
              </table:table-cell>
              <table:table-cell office:value-type="float" office:value="0.030280435">
                <text:p>0.030280435</text:p>
              </table:table-cell>
              <table:table-cell office:value-type="float" office:value="-0.3056">
                <text:p>-0.30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.5">
                <text:p>-9.5</text:p>
              </table:table-cell>
              <table:table-cell office:value-type="float" office:value="0.026985217">
                <text:p>0.026985217</text:p>
              </table:table-cell>
              <table:table-cell office:value-type="float" office:value="-0.3187">
                <text:p>-0.3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">
                <text:p>-9</text:p>
              </table:table-cell>
              <table:table-cell office:value-type="float" office:value="0.024025435">
                <text:p>0.024025435</text:p>
              </table:table-cell>
              <table:table-cell office:value-type="float" office:value="-0.4439">
                <text:p>-0.4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.5">
                <text:p>-8.5</text:p>
              </table:table-cell>
              <table:table-cell office:value-type="float" office:value="0.021065652">
                <text:p>0.021065652</text:p>
              </table:table-cell>
              <table:table-cell office:value-type="float" office:value="-0.4655">
                <text:p>-0.4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">
                <text:p>-8</text:p>
              </table:table-cell>
              <table:table-cell office:value-type="float" office:value="0.018458696">
                <text:p>0.018458696</text:p>
              </table:table-cell>
              <table:table-cell office:value-type="float" office:value="-0.5285">
                <text:p>-0.5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.5">
                <text:p>-7.5</text:p>
              </table:table-cell>
              <table:table-cell office:value-type="float" office:value="0.015851739">
                <text:p>0.015851739</text:p>
              </table:table-cell>
              <table:table-cell office:value-type="float" office:value="-0.5972">
                <text:p>-0.5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">
                <text:p>-7</text:p>
              </table:table-cell>
              <table:table-cell office:value-type="float" office:value="0.013615217">
                <text:p>0.013615217</text:p>
              </table:table-cell>
              <table:table-cell office:value-type="float" office:value="-0.6024">
                <text:p>-0.6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.5">
                <text:p>-6.5</text:p>
              </table:table-cell>
              <table:table-cell office:value-type="float" office:value="0.011378696">
                <text:p>0.011378696</text:p>
              </table:table-cell>
              <table:table-cell office:value-type="float" office:value="-0.5905">
                <text:p>-0.59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">
                <text:p>-6</text:p>
              </table:table-cell>
              <table:table-cell office:value-type="float" office:value="0.009530652">
                <text:p>0.009530652</text:p>
              </table:table-cell>
              <table:table-cell office:value-type="float" office:value="-0.5887">
                <text:p>-0.58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5">
                <text:p>-5.5</text:p>
              </table:table-cell>
              <table:table-cell office:value-type="float" office:value="0.007682609">
                <text:p>0.007682609</text:p>
              </table:table-cell>
              <table:table-cell office:value-type="float" office:value="-0.57343333">
                <text:p>-0.5734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">
                <text:p>-5</text:p>
              </table:table-cell>
              <table:table-cell office:value-type="float" office:value="0.006241522">
                <text:p>0.006241522</text:p>
              </table:table-cell>
              <table:table-cell office:value-type="float" office:value="-0.55816667">
                <text:p>-0.5581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5">
                <text:p>-4.5</text:p>
              </table:table-cell>
              <table:table-cell office:value-type="float" office:value="0.004800435">
                <text:p>0.004800435</text:p>
              </table:table-cell>
              <table:table-cell office:value-type="float" office:value="-0.5429">
                <text:p>-0.54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">
                <text:p>-4</text:p>
              </table:table-cell>
              <table:table-cell office:value-type="float" office:value="0.003785217">
                <text:p>0.003785217</text:p>
              </table:table-cell>
              <table:table-cell office:value-type="float" office:value="-0.5444">
                <text:p>-0.5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">
                <text:p>-3.5</text:p>
              </table:table-cell>
              <table:table-cell office:value-type="float" office:value="0.00277">
                <text:p>0.00277</text:p>
              </table:table-cell>
              <table:table-cell office:value-type="float" office:value="-0.4962">
                <text:p>-0.4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">
                <text:p>-3</text:p>
              </table:table-cell>
              <table:table-cell office:value-type="float" office:value="0.002200217">
                <text:p>0.002200217</text:p>
              </table:table-cell>
              <table:table-cell office:value-type="float" office:value="-0.20746667">
                <text:p>-0.2074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5">
                <text:p>-2.5</text:p>
              </table:table-cell>
              <table:table-cell office:value-type="float" office:value="0.001630435">
                <text:p>0.001630435</text:p>
              </table:table-cell>
              <table:table-cell office:value-type="float" office:value="0.081266667">
                <text:p>0.0812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">
                <text:p>-2</text:p>
              </table:table-cell>
              <table:table-cell office:value-type="float" office:value="0.002231522">
                <text:p>0.00223152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">
                <text:p>-1.5</text:p>
              </table:table-cell>
              <table:table-cell office:value-type="float" office:value="0.002832609">
                <text:p>0.002832609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">
                <text:p>-1</text:p>
              </table:table-cell>
              <table:table-cell office:value-type="float" office:value="0.003918913">
                <text:p>0.003918913</text:p>
              </table:table-cell>
              <table:table-cell office:value-type="float" office:value="0.5464">
                <text:p>0.5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">
                <text:p>-0.5</text:p>
              </table:table-cell>
              <table:table-cell office:value-type="float" office:value="0.005005217">
                <text:p>0.005005217</text:p>
              </table:table-cell>
              <table:table-cell office:value-type="float" office:value="0.6182">
                <text:p>0.6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.00655413">
                <text:p>0.00655413</text:p>
              </table:table-cell>
              <table:table-cell office:value-type="float" office:value="0.6637">
                <text:p>0.66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  <table:table-cell office:value-type="float" office:value="0.008103043">
                <text:p>0.008103043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010092391">
                <text:p>0.010092391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">
                <text:p>1.5</text:p>
              </table:table-cell>
              <table:table-cell office:value-type="float" office:value="0.012081739">
                <text:p>0.012081739</text:p>
              </table:table-cell>
              <table:table-cell office:value-type="float" office:value="0.8233">
                <text:p>0.82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0.014490652">
                <text:p>0.014490652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">
                <text:p>2.5</text:p>
              </table:table-cell>
              <table:table-cell office:value-type="float" office:value="0.016899565">
                <text:p>0.016899565</text:p>
              </table:table-cell>
              <table:table-cell office:value-type="float" office:value="0.9428">
                <text:p>0.94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019707174">
                <text:p>0.019707174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">
                <text:p>3.5</text:p>
              </table:table-cell>
              <table:table-cell office:value-type="float" office:value="0.022514783">
                <text:p>0.022514783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0.02570087">
                <text:p>0.02570087</text:p>
              </table:table-cell>
              <table:table-cell office:value-type="float" office:value="1.0565">
                <text:p>1.0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">
                <text:p>4.5</text:p>
              </table:table-cell>
              <table:table-cell office:value-type="float" office:value="0.028886957">
                <text:p>0.028886957</text:p>
              </table:table-cell>
              <table:table-cell office:value-type="float" office:value="1.0945">
                <text:p>1.09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0.032431957">
                <text:p>0.032431957</text:p>
              </table:table-cell>
              <table:table-cell office:value-type="float" office:value="1.1247">
                <text:p>1.1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">
                <text:p>5.5</text:p>
              </table:table-cell>
              <table:table-cell office:value-type="float" office:value="0.035976957">
                <text:p>0.035976957</text:p>
              </table:table-cell>
              <table:table-cell office:value-type="float" office:value="1.1295">
                <text:p>1.1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">
                <text:p>6</text:p>
              </table:table-cell>
              <table:table-cell office:value-type="float" office:value="0.039861522">
                <text:p>0.039861522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5">
                <text:p>6.5</text:p>
              </table:table-cell>
              <table:table-cell office:value-type="float" office:value="0.043746087">
                <text:p>0.043746087</text:p>
              </table:table-cell>
              <table:table-cell office:value-type="float" office:value="1.1137">
                <text:p>1.11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047952174">
                <text:p>0.047952174</text:p>
              </table:table-cell>
              <table:table-cell office:value-type="float" office:value="1.0865">
                <text:p>1.08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5">
                <text:p>7.5</text:p>
              </table:table-cell>
              <table:table-cell office:value-type="float" office:value="0.052158261">
                <text:p>0.052158261</text:p>
              </table:table-cell>
              <table:table-cell office:value-type="float" office:value="1.0393">
                <text:p>1.03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">
                <text:p>8</text:p>
              </table:table-cell>
              <table:table-cell office:value-type="float" office:value="0.056667174">
                <text:p>0.056667174</text:p>
              </table:table-cell>
              <table:table-cell office:value-type="float" office:value="0.9513">
                <text:p>0.95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">
                <text:p>8.5</text:p>
              </table:table-cell>
              <table:table-cell office:value-type="float" office:value="0.061176087">
                <text:p>0.061176087</text:p>
              </table:table-cell>
              <table:table-cell office:value-type="float" office:value="0.8086">
                <text:p>0.80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.06597087">
                <text:p>0.06597087</text:p>
              </table:table-cell>
              <table:table-cell office:value-type="float" office:value="0.6659">
                <text:p>0.66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5">
                <text:p>9.5</text:p>
              </table:table-cell>
              <table:table-cell office:value-type="float" office:value="0.070765652">
                <text:p>0.070765652</text:p>
              </table:table-cell>
              <table:table-cell office:value-type="float" office:value="0.6842">
                <text:p>0.68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  <table:table-cell office:value-type="float" office:value="0.075828913">
                <text:p>0.075828913</text:p>
              </table:table-cell>
              <table:table-cell office:value-type="float" office:value="0.6104">
                <text:p>0.6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5">
                <text:p>10.5</text:p>
              </table:table-cell>
              <table:table-cell office:value-type="float" office:value="0.080892174">
                <text:p>0.080892174</text:p>
              </table:table-cell>
              <table:table-cell office:value-type="float" office:value="0.6184">
                <text:p>0.6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">
                <text:p>11</text:p>
              </table:table-cell>
              <table:table-cell office:value-type="float" office:value="0.086207174">
                <text:p>0.086207174</text:p>
              </table:table-cell>
              <table:table-cell office:value-type="float" office:value="0.6445">
                <text:p>0.6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5">
                <text:p>11.5</text:p>
              </table:table-cell>
              <table:table-cell office:value-type="float" office:value="0.091522174">
                <text:p>0.091522174</text:p>
              </table:table-cell>
              <table:table-cell office:value-type="float" office:value="0.6758">
                <text:p>0.6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0.097072826">
                <text:p>0.097072826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5">
                <text:p>12.5</text:p>
              </table:table-cell>
              <table:table-cell office:value-type="float" office:value="0.102623478">
                <text:p>0.102623478</text:p>
              </table:table-cell>
              <table:table-cell office:value-type="float" office:value="0.7317">
                <text:p>0.73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">
                <text:p>13</text:p>
              </table:table-cell>
              <table:table-cell office:value-type="float" office:value="0.10839413">
                <text:p>0.10839413</text:p>
              </table:table-cell>
              <table:table-cell office:value-type="float" office:value="0.7273">
                <text:p>0.72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5">
                <text:p>13.5</text:p>
              </table:table-cell>
              <table:table-cell office:value-type="float" office:value="0.114164783">
                <text:p>0.114164783</text:p>
              </table:table-cell>
              <table:table-cell office:value-type="float" office:value="0.6832">
                <text:p>0.68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">
                <text:p>14</text:p>
              </table:table-cell>
              <table:table-cell office:value-type="float" office:value="0.12014">
                <text:p>0.12014</text:p>
              </table:table-cell>
              <table:table-cell office:value-type="float" office:value="0.7003">
                <text:p>0.70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5">
                <text:p>14.5</text:p>
              </table:table-cell>
              <table:table-cell office:value-type="float" office:value="0.126115217">
                <text:p>0.126115217</text:p>
              </table:table-cell>
              <table:table-cell office:value-type="float" office:value="0.7247">
                <text:p>0.72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  <table:table-cell office:value-type="float" office:value="0.13228">
                <text:p>0.13228</text:p>
              </table:table-cell>
              <table:table-cell office:value-type="float" office:value="0.7561">
                <text:p>0.75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5">
                <text:p>15.5</text:p>
              </table:table-cell>
              <table:table-cell office:value-type="float" office:value="0.138444783">
                <text:p>0.138444783</text:p>
              </table:table-cell>
              <table:table-cell office:value-type="float" office:value="0.7951">
                <text:p>0.7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">
                <text:p>16</text:p>
              </table:table-cell>
              <table:table-cell office:value-type="float" office:value="0.144785">
                <text:p>0.144785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5">
                <text:p>16.5</text:p>
              </table:table-cell>
              <table:table-cell office:value-type="float" office:value="0.151125217">
                <text:p>0.151125217</text:p>
              </table:table-cell>
              <table:table-cell office:value-type="float" office:value="0.8094">
                <text:p>0.80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0.157626522">
                <text:p>0.157626522</text:p>
              </table:table-cell>
              <table:table-cell office:value-type="float" office:value="0.8094">
                <text:p>0.8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.5">
                <text:p>17.5</text:p>
              </table:table-cell>
              <table:table-cell office:value-type="float" office:value="0.164127826">
                <text:p>0.164127826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">
                <text:p>18</text:p>
              </table:table-cell>
              <table:table-cell office:value-type="float" office:value="0.170776739">
                <text:p>0.170776739</text:p>
              </table:table-cell>
              <table:table-cell office:value-type="float" office:value="0.7979">
                <text:p>0.79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5">
                <text:p>18.5</text:p>
              </table:table-cell>
              <table:table-cell office:value-type="float" office:value="0.177425652">
                <text:p>0.177425652</text:p>
              </table:table-cell>
              <table:table-cell office:value-type="float" office:value="0.8122">
                <text:p>0.8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0.184208478">
                <text:p>0.18420847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">
                <text:p>19.5</text:p>
              </table:table-cell>
              <table:table-cell office:value-type="float" office:value="0.190991304">
                <text:p>0.190991304</text:p>
              </table:table-cell>
              <table:table-cell office:value-type="float" office:value="0.8491">
                <text:p>0.8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">
                <text:p>20</text:p>
              </table:table-cell>
              <table:table-cell office:value-type="float" office:value="0.197895435">
                <text:p>0.197895435</text:p>
              </table:table-cell>
              <table:table-cell office:value-type="float" office:value="0.8742">
                <text:p>0.87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5">
                <text:p>20.5</text:p>
              </table:table-cell>
              <table:table-cell office:value-type="float" office:value="0.204799565">
                <text:p>0.204799565</text:p>
              </table:table-cell>
              <table:table-cell office:value-type="float" office:value="0.9122">
                <text:p>0.9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0.211812174">
                <text:p>0.211812174</text:p>
              </table:table-cell>
              <table:table-cell office:value-type="float" office:value="0.9148">
                <text:p>0.91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5">
                <text:p>21.5</text:p>
              </table:table-cell>
              <table:table-cell office:value-type="float" office:value="0.218824783">
                <text:p>0.218824783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0.225933696">
                <text:p>0.225933696</text:p>
              </table:table-cell>
              <table:table-cell office:value-type="float" office:value="0.9147">
                <text:p>0.9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5">
                <text:p>22.5</text:p>
              </table:table-cell>
              <table:table-cell office:value-type="float" office:value="0.233042609">
                <text:p>0.23304260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">
                <text:p>23</text:p>
              </table:table-cell>
              <table:table-cell office:value-type="float" office:value="0.240236087">
                <text:p>0.24023608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5">
                <text:p>23.5</text:p>
              </table:table-cell>
              <table:table-cell office:value-type="float" office:value="0.247429565">
                <text:p>0.247429565</text:p>
              </table:table-cell>
              <table:table-cell office:value-type="float" office:value="0.9309">
                <text:p>0.93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0.254695652">
                <text:p>0.254695652</text:p>
              </table:table-cell>
              <table:table-cell office:value-type="float" office:value="0.9464">
                <text:p>0.9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0.261961739">
                <text:p>0.261961739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0.269289565">
                <text:p>0.269289565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5">
                <text:p>25.5</text:p>
              </table:table-cell>
              <table:table-cell office:value-type="float" office:value="0.276617391">
                <text:p>0.276617391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">
                <text:p>26</text:p>
              </table:table-cell>
              <table:table-cell office:value-type="float" office:value="0.283996087">
                <text:p>0.283996087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5">
                <text:p>26.5</text:p>
              </table:table-cell>
              <table:table-cell office:value-type="float" office:value="0.291374783">
                <text:p>0.291374783</text:p>
              </table:table-cell>
              <table:table-cell office:value-type="float" office:value="0.9883">
                <text:p>0.98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0.298793261">
                <text:p>0.29879326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5">
                <text:p>27.5</text:p>
              </table:table-cell>
              <table:table-cell office:value-type="float" office:value="0.306211739">
                <text:p>0.306211739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">
                <text:p>28</text:p>
              </table:table-cell>
              <table:table-cell office:value-type="float" office:value="0.321108696">
                <text:p>0.321108696</text:p>
              </table:table-cell>
              <table:table-cell office:value-type="float" office:value="1.028536542">
                <text:p>1.0285365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5">
                <text:p>28.5</text:p>
              </table:table-cell>
              <table:table-cell office:value-type="float" office:value="0.336044783">
                <text:p>0.336044783</text:p>
              </table:table-cell>
              <table:table-cell office:value-type="float" office:value="1.036040636">
                <text:p>1.0360406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">
                <text:p>29</text:p>
              </table:table-cell>
              <table:table-cell office:value-type="float" office:value="0.351001304">
                <text:p>0.351001304</text:p>
              </table:table-cell>
              <table:table-cell office:value-type="float" office:value="1.042135507">
                <text:p>1.0421355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5">
                <text:p>29.5</text:p>
              </table:table-cell>
              <table:table-cell office:value-type="float" office:value="0.365958696">
                <text:p>0.365958696</text:p>
              </table:table-cell>
              <table:table-cell office:value-type="float" office:value="1.046842519">
                <text:p>1.0468425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">
                <text:p>30</text:p>
              </table:table-cell>
              <table:table-cell office:value-type="float" office:value="0.38089913">
                <text:p>0.38089913</text:p>
              </table:table-cell>
              <table:table-cell office:value-type="float" office:value="1.050183039">
                <text:p>1.050183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">
                <text:p>31</text:p>
              </table:table-cell>
              <table:table-cell office:value-type="float" office:value="0.395804783">
                <text:p>0.395804783</text:p>
              </table:table-cell>
              <table:table-cell office:value-type="float" office:value="1.05218122">
                <text:p>1.05218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  <table:table-cell office:value-type="float" office:value="0.410658261">
                <text:p>0.410658261</text:p>
              </table:table-cell>
              <table:table-cell office:value-type="float" office:value="1.052857499">
                <text:p>1.0528574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">
                <text:p>33</text:p>
              </table:table-cell>
              <table:table-cell office:value-type="float" office:value="0.425442609">
                <text:p>0.425442609</text:p>
              </table:table-cell>
              <table:table-cell office:value-type="float" office:value="1.052237887">
                <text:p>1.0522378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">
                <text:p>34</text:p>
              </table:table-cell>
              <table:table-cell office:value-type="float" office:value="0.440142174">
                <text:p>0.440142174</text:p>
              </table:table-cell>
              <table:table-cell office:value-type="float" office:value="1.050343749">
                <text:p>1.0503437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">
                <text:p>35</text:p>
              </table:table-cell>
              <table:table-cell office:value-type="float" office:value="0.45474087">
                <text:p>0.45474087</text:p>
              </table:table-cell>
              <table:table-cell office:value-type="float" office:value="1.047200167">
                <text:p>1.0472001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">
                <text:p>36</text:p>
              </table:table-cell>
              <table:table-cell office:value-type="float" office:value="0.469223913">
                <text:p>0.469223913</text:p>
              </table:table-cell>
              <table:table-cell office:value-type="float" office:value="1.042830365">
                <text:p>1.0428303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">
                <text:p>37</text:p>
              </table:table-cell>
              <table:table-cell office:value-type="float" office:value="0.483576087">
                <text:p>0.483576087</text:p>
              </table:table-cell>
              <table:table-cell office:value-type="float" office:value="1.037259425">
                <text:p>1.0372594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">
                <text:p>38</text:p>
              </table:table-cell>
              <table:table-cell office:value-type="float" office:value="0.497783478">
                <text:p>0.497783478</text:p>
              </table:table-cell>
              <table:table-cell office:value-type="float" office:value="1.030511499">
                <text:p>1.030511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">
                <text:p>39</text:p>
              </table:table-cell>
              <table:table-cell office:value-type="float" office:value="0.511831739">
                <text:p>0.511831739</text:p>
              </table:table-cell>
              <table:table-cell office:value-type="float" office:value="1.02261167">
                <text:p>1.02261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">
                <text:p>40</text:p>
              </table:table-cell>
              <table:table-cell office:value-type="float" office:value="0.525708261">
                <text:p>0.525708261</text:p>
              </table:table-cell>
              <table:table-cell office:value-type="float" office:value="1.013584091">
                <text:p>1.013584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">
                <text:p>41</text:p>
              </table:table-cell>
              <table:table-cell office:value-type="float" office:value="0.539399565">
                <text:p>0.539399565</text:p>
              </table:table-cell>
              <table:table-cell office:value-type="float" office:value="1.0034557">
                <text:p>1.00345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">
                <text:p>42</text:p>
              </table:table-cell>
              <table:table-cell office:value-type="float" office:value="0.552893478">
                <text:p>0.552893478</text:p>
              </table:table-cell>
              <table:table-cell office:value-type="float" office:value="0.992249722">
                <text:p>0.9922497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">
                <text:p>43</text:p>
              </table:table-cell>
              <table:table-cell office:value-type="float" office:value="0.566177826">
                <text:p>0.566177826</text:p>
              </table:table-cell>
              <table:table-cell office:value-type="float" office:value="0.979994026">
                <text:p>0.9799940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0.57924087">
                <text:p>0.57924087</text:p>
              </table:table-cell>
              <table:table-cell office:value-type="float" office:value="0.966712764">
                <text:p>0.9667127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">
                <text:p>45</text:p>
              </table:table-cell>
              <table:table-cell office:value-type="float" office:value="0.592071739">
                <text:p>0.592071739</text:p>
              </table:table-cell>
              <table:table-cell office:value-type="float" office:value="0.952432875">
                <text:p>0.952432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">
                <text:p>46</text:p>
              </table:table-cell>
              <table:table-cell office:value-type="float" office:value="0.604659565">
                <text:p>0.604659565</text:p>
              </table:table-cell>
              <table:table-cell office:value-type="float" office:value="0.937180372">
                <text:p>0.9371803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  <table:table-cell office:value-type="float" office:value="0.616993478">
                <text:p>0.616993478</text:p>
              </table:table-cell>
              <table:table-cell office:value-type="float" office:value="0.920981263">
                <text:p>0.9209812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  <table:table-cell office:value-type="float" office:value="0.629063913">
                <text:p>0.629063913</text:p>
              </table:table-cell>
              <table:table-cell office:value-type="float" office:value="0.90386249">
                <text:p>0.90386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9">
                <text:p>49</text:p>
              </table:table-cell>
              <table:table-cell office:value-type="float" office:value="0.64086087">
                <text:p>0.64086087</text:p>
              </table:table-cell>
              <table:table-cell office:value-type="float" office:value="0.885850063">
                <text:p>0.8858500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">
                <text:p>50</text:p>
              </table:table-cell>
              <table:table-cell office:value-type="float" office:value="0.652375652">
                <text:p>0.652375652</text:p>
              </table:table-cell>
              <table:table-cell office:value-type="float" office:value="0.866970921">
                <text:p>0.8669709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">
                <text:p>51</text:p>
              </table:table-cell>
              <table:table-cell office:value-type="float" office:value="0.663598696">
                <text:p>0.663598696</text:p>
              </table:table-cell>
              <table:table-cell office:value-type="float" office:value="0.847252933">
                <text:p>0.8472529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">
                <text:p>52</text:p>
              </table:table-cell>
              <table:table-cell office:value-type="float" office:value="0.674521739">
                <text:p>0.674521739</text:p>
              </table:table-cell>
              <table:table-cell office:value-type="float" office:value="0.82672211">
                <text:p>0.826722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">
                <text:p>53</text:p>
              </table:table-cell>
              <table:table-cell office:value-type="float" office:value="0.685136522">
                <text:p>0.685136522</text:p>
              </table:table-cell>
              <table:table-cell office:value-type="float" office:value="0.805405392">
                <text:p>0.8054053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4">
                <text:p>54</text:p>
              </table:table-cell>
              <table:table-cell office:value-type="float" office:value="0.695435217">
                <text:p>0.695435217</text:p>
              </table:table-cell>
              <table:table-cell office:value-type="float" office:value="0.783330647">
                <text:p>0.7833306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5">
                <text:p>55</text:p>
              </table:table-cell>
              <table:table-cell office:value-type="float" office:value="0.70541087">
                <text:p>0.70541087</text:p>
              </table:table-cell>
              <table:table-cell office:value-type="float" office:value="0.760524814">
                <text:p>0.7605248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">
                <text:p>56</text:p>
              </table:table-cell>
              <table:table-cell office:value-type="float" office:value="0.715055217">
                <text:p>0.715055217</text:p>
              </table:table-cell>
              <table:table-cell office:value-type="float" office:value="0.737015763">
                <text:p>0.7370157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">
                <text:p>57</text:p>
              </table:table-cell>
              <table:table-cell office:value-type="float" office:value="0.724362174">
                <text:p>0.724362174</text:p>
              </table:table-cell>
              <table:table-cell office:value-type="float" office:value="0.712831362">
                <text:p>0.7128313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">
                <text:p>58</text:p>
              </table:table-cell>
              <table:table-cell office:value-type="float" office:value="0.733325217">
                <text:p>0.733325217</text:p>
              </table:table-cell>
              <table:table-cell office:value-type="float" office:value="0.687997622">
                <text:p>0.6879976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0.741938261">
                <text:p>0.741938261</text:p>
              </table:table-cell>
              <table:table-cell office:value-type="float" office:value="0.66254334">
                <text:p>0.662543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750194783">
                <text:p>0.750194783</text:p>
              </table:table-cell>
              <table:table-cell office:value-type="float" office:value="0.636496386">
                <text:p>0.6364963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">
                <text:p>61</text:p>
              </table:table-cell>
              <table:table-cell office:value-type="float" office:value="0.75809">
                <text:p>0.75809</text:p>
              </table:table-cell>
              <table:table-cell office:value-type="float" office:value="0.609883698">
                <text:p>0.609883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">
                <text:p>62</text:p>
              </table:table-cell>
              <table:table-cell office:value-type="float" office:value="0.765618261">
                <text:p>0.765618261</text:p>
              </table:table-cell>
              <table:table-cell office:value-type="float" office:value="0.582734074">
                <text:p>0.5827340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">
                <text:p>63</text:p>
              </table:table-cell>
              <table:table-cell office:value-type="float" office:value="0.772774783">
                <text:p>0.772774783</text:p>
              </table:table-cell>
              <table:table-cell office:value-type="float" office:value="0.555074454">
                <text:p>0.5550744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4">
                <text:p>64</text:p>
              </table:table-cell>
              <table:table-cell office:value-type="float" office:value="0.779555217">
                <text:p>0.779555217</text:p>
              </table:table-cell>
              <table:table-cell office:value-type="float" office:value="0.526933636">
                <text:p>0.5269336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0.785954783">
                <text:p>0.785954783</text:p>
              </table:table-cell>
              <table:table-cell office:value-type="float" office:value="0.498339489">
                <text:p>0.4983394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">
                <text:p>66</text:p>
              </table:table-cell>
              <table:table-cell office:value-type="float" office:value="0.791969565">
                <text:p>0.791969565</text:p>
              </table:table-cell>
              <table:table-cell office:value-type="float" office:value="0.46931988">
                <text:p>0.469319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7">
                <text:p>67</text:p>
              </table:table-cell>
              <table:table-cell office:value-type="float" office:value="0.797595652">
                <text:p>0.797595652</text:p>
              </table:table-cell>
              <table:table-cell office:value-type="float" office:value="0.439903607">
                <text:p>0.4399036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8">
                <text:p>68</text:p>
              </table:table-cell>
              <table:table-cell office:value-type="float" office:value="0.80283">
                <text:p>0.80283</text:p>
              </table:table-cell>
              <table:table-cell office:value-type="float" office:value="0.410116682">
                <text:p>0.4101166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">
                <text:p>69</text:p>
              </table:table-cell>
              <table:table-cell office:value-type="float" office:value="0.80766913">
                <text:p>0.80766913</text:p>
              </table:table-cell>
              <table:table-cell office:value-type="float" office:value="0.379989759">
                <text:p>0.3799897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0.81211">
                <text:p>0.81211</text:p>
              </table:table-cell>
              <table:table-cell office:value-type="float" office:value="0.34954885">
                <text:p>0.349548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">
                <text:p>71</text:p>
              </table:table-cell>
              <table:table-cell office:value-type="float" office:value="0.816150435">
                <text:p>0.816150435</text:p>
              </table:table-cell>
              <table:table-cell office:value-type="float" office:value="0.31882368">
                <text:p>0.318823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  <table:table-cell office:value-type="float" office:value="0.819787826">
                <text:p>0.819787826</text:p>
              </table:table-cell>
              <table:table-cell office:value-type="float" office:value="0.287842119">
                <text:p>0.287842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">
                <text:p>73</text:p>
              </table:table-cell>
              <table:table-cell office:value-type="float" office:value="0.82302">
                <text:p>0.82302</text:p>
              </table:table-cell>
              <table:table-cell office:value-type="float" office:value="0.256631107">
                <text:p>0.2566311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">
                <text:p>74</text:p>
              </table:table-cell>
              <table:table-cell office:value-type="float" office:value="0.825845217">
                <text:p>0.825845217</text:p>
              </table:table-cell>
              <table:table-cell office:value-type="float" office:value="0.225220369">
                <text:p>0.2252203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">
                <text:p>75</text:p>
              </table:table-cell>
              <table:table-cell office:value-type="float" office:value="0.828261739">
                <text:p>0.828261739</text:p>
              </table:table-cell>
              <table:table-cell office:value-type="float" office:value="0.193637774">
                <text:p>0.1936377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">
                <text:p>76</text:p>
              </table:table-cell>
              <table:table-cell office:value-type="float" office:value="0.83026913">
                <text:p>0.83026913</text:p>
              </table:table-cell>
              <table:table-cell office:value-type="float" office:value="0.161911192">
                <text:p>0.1619111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">
                <text:p>77</text:p>
              </table:table-cell>
              <table:table-cell office:value-type="float" office:value="0.831865217">
                <text:p>0.831865217</text:p>
              </table:table-cell>
              <table:table-cell office:value-type="float" office:value="0.13006849">
                <text:p>0.130068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">
                <text:p>78</text:p>
              </table:table-cell>
              <table:table-cell office:value-type="float" office:value="0.83305">
                <text:p>0.83305</text:p>
              </table:table-cell>
              <table:table-cell office:value-type="float" office:value="0.098138467">
                <text:p>0.0981384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">
                <text:p>79</text:p>
              </table:table-cell>
              <table:table-cell office:value-type="float" office:value="0.833822609">
                <text:p>0.833822609</text:p>
              </table:table-cell>
              <table:table-cell office:value-type="float" office:value="0.066148991">
                <text:p>0.066148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">
                <text:p>80</text:p>
              </table:table-cell>
              <table:table-cell office:value-type="float" office:value="0.834182609">
                <text:p>0.834182609</text:p>
              </table:table-cell>
              <table:table-cell office:value-type="float" office:value="0.03412793">
                <text:p>0.034127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">
                <text:p>81</text:p>
              </table:table-cell>
              <table:table-cell office:value-type="float" office:value="0.83413087">
                <text:p>0.83413087</text:p>
              </table:table-cell>
              <table:table-cell office:value-type="float" office:value="0.002104082">
                <text:p>0.002104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2">
                <text:p>82</text:p>
              </table:table-cell>
              <table:table-cell office:value-type="float" office:value="0.833666957">
                <text:p>0.833666957</text:p>
              </table:table-cell>
              <table:table-cell office:value-type="float" office:value="-0.02989561">
                <text:p>-0.029895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3">
                <text:p>83</text:p>
              </table:table-cell>
              <table:table-cell office:value-type="float" office:value="0.832791304">
                <text:p>0.832791304</text:p>
              </table:table-cell>
              <table:table-cell office:value-type="float" office:value="-0.06184143">
                <text:p>-0.061841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">
                <text:p>84</text:p>
              </table:table-cell>
              <table:table-cell office:value-type="float" office:value="0.831505217">
                <text:p>0.831505217</text:p>
              </table:table-cell>
              <table:table-cell office:value-type="float" office:value="-0.09370643">
                <text:p>-0.093706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  <table:table-cell office:value-type="float" office:value="0.82980913">
                <text:p>0.82980913</text:p>
              </table:table-cell>
              <table:table-cell office:value-type="float" office:value="-0.12546273">
                <text:p>-0.125462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">
                <text:p>86</text:p>
              </table:table-cell>
              <table:table-cell office:value-type="float" office:value="0.827704783">
                <text:p>0.827704783</text:p>
              </table:table-cell>
              <table:table-cell office:value-type="float" office:value="-0.15708249">
                <text:p>-0.157082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0.825193913">
                <text:p>0.825193913</text:p>
              </table:table-cell>
              <table:table-cell office:value-type="float" office:value="-0.18853596">
                <text:p>-0.18853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">
                <text:p>88</text:p>
              </table:table-cell>
              <table:table-cell office:value-type="float" office:value="0.822277391">
                <text:p>0.822277391</text:p>
              </table:table-cell>
              <table:table-cell office:value-type="float" office:value="-0.21979806">
                <text:p>-0.219798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9">
                <text:p>89</text:p>
              </table:table-cell>
              <table:table-cell office:value-type="float" office:value="0.818958261">
                <text:p>0.818958261</text:p>
              </table:table-cell>
              <table:table-cell office:value-type="float" office:value="-0.25083815">
                <text:p>-0.250838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0">
                <text:p>90</text:p>
              </table:table-cell>
              <table:table-cell office:value-type="float" office:value="0.815238261">
                <text:p>0.815238261</text:p>
              </table:table-cell>
              <table:table-cell office:value-type="float" office:value="-0.2816302">
                <text:p>-0.28163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">
                <text:p>91</text:p>
              </table:table-cell>
              <table:table-cell office:value-type="float" office:value="0.81112">
                <text:p>0.81112</text:p>
              </table:table-cell>
              <table:table-cell office:value-type="float" office:value="-0.31214636">
                <text:p>-0.31214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2">
                <text:p>92</text:p>
              </table:table-cell>
              <table:table-cell office:value-type="float" office:value="0.806606522">
                <text:p>0.806606522</text:p>
              </table:table-cell>
              <table:table-cell office:value-type="float" office:value="-0.34235874">
                <text:p>-0.342358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0.801700435">
                <text:p>0.801700435</text:p>
              </table:table-cell>
              <table:table-cell office:value-type="float" office:value="-0.37223949">
                <text:p>-0.37223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4">
                <text:p>94</text:p>
              </table:table-cell>
              <table:table-cell office:value-type="float" office:value="0.796405652">
                <text:p>0.796405652</text:p>
              </table:table-cell>
              <table:table-cell office:value-type="float" office:value="-0.40176074">
                <text:p>-0.401760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">
                <text:p>95</text:p>
              </table:table-cell>
              <table:table-cell office:value-type="float" office:value="0.790725217">
                <text:p>0.790725217</text:p>
              </table:table-cell>
              <table:table-cell office:value-type="float" office:value="-0.43089461">
                <text:p>-0.430894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6">
                <text:p>96</text:p>
              </table:table-cell>
              <table:table-cell office:value-type="float" office:value="0.784663478">
                <text:p>0.784663478</text:p>
              </table:table-cell>
              <table:table-cell office:value-type="float" office:value="-0.45961509">
                <text:p>-0.459615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">
                <text:p>97</text:p>
              </table:table-cell>
              <table:table-cell office:value-type="float" office:value="0.778223913">
                <text:p>0.778223913</text:p>
              </table:table-cell>
              <table:table-cell office:value-type="float" office:value="-0.48789432">
                <text:p>-0.487894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">
                <text:p>98</text:p>
              </table:table-cell>
              <table:table-cell office:value-type="float" office:value="0.771411304">
                <text:p>0.771411304</text:p>
              </table:table-cell>
              <table:table-cell office:value-type="float" office:value="-0.51570443">
                <text:p>-0.515704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">
                <text:p>99</text:p>
              </table:table-cell>
              <table:table-cell office:value-type="float" office:value="0.764230435">
                <text:p>0.764230435</text:p>
              </table:table-cell>
              <table:table-cell office:value-type="float" office:value="-0.54301848">
                <text:p>-0.543018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  <table:table-cell office:value-type="float" office:value="0.756686087">
                <text:p>0.756686087</text:p>
              </table:table-cell>
              <table:table-cell office:value-type="float" office:value="-0.5698086">
                <text:p>-0.56980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">
                <text:p>101</text:p>
              </table:table-cell>
              <table:table-cell office:value-type="float" office:value="0.748783043">
                <text:p>0.748783043</text:p>
              </table:table-cell>
              <table:table-cell office:value-type="float" office:value="-0.59604878">
                <text:p>-0.596048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">
                <text:p>102</text:p>
              </table:table-cell>
              <table:table-cell office:value-type="float" office:value="0.740526957">
                <text:p>0.740526957</text:p>
              </table:table-cell>
              <table:table-cell office:value-type="float" office:value="-0.62171115">
                <text:p>-0.621711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">
                <text:p>103</text:p>
              </table:table-cell>
              <table:table-cell office:value-type="float" office:value="0.731923913">
                <text:p>0.731923913</text:p>
              </table:table-cell>
              <table:table-cell office:value-type="float" office:value="-0.64676969">
                <text:p>-0.646769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4">
                <text:p>104</text:p>
              </table:table-cell>
              <table:table-cell office:value-type="float" office:value="0.722979565">
                <text:p>0.722979565</text:p>
              </table:table-cell>
              <table:table-cell office:value-type="float" office:value="-0.67119655">
                <text:p>-0.671196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">
                <text:p>105</text:p>
              </table:table-cell>
              <table:table-cell office:value-type="float" office:value="0.713700435">
                <text:p>0.713700435</text:p>
              </table:table-cell>
              <table:table-cell office:value-type="float" office:value="-0.69496571">
                <text:p>-0.694965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">
                <text:p>106</text:p>
              </table:table-cell>
              <table:table-cell office:value-type="float" office:value="0.704092609">
                <text:p>0.704092609</text:p>
              </table:table-cell>
              <table:table-cell office:value-type="float" office:value="-0.71805023">
                <text:p>-0.718050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7">
                <text:p>107</text:p>
              </table:table-cell>
              <table:table-cell office:value-type="float" office:value="0.694163478">
                <text:p>0.694163478</text:p>
              </table:table-cell>
              <table:table-cell office:value-type="float" office:value="-0.74042317">
                <text:p>-0.740423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8">
                <text:p>108</text:p>
              </table:table-cell>
              <table:table-cell office:value-type="float" office:value="0.683920435">
                <text:p>0.683920435</text:p>
              </table:table-cell>
              <table:table-cell office:value-type="float" office:value="-0.76205852">
                <text:p>-0.76205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">
                <text:p>109</text:p>
              </table:table-cell>
              <table:table-cell office:value-type="float" office:value="0.67337">
                <text:p>0.67337</text:p>
              </table:table-cell>
              <table:table-cell office:value-type="float" office:value="-0.78293027">
                <text:p>-0.782930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">
                <text:p>110</text:p>
              </table:table-cell>
              <table:table-cell office:value-type="float" office:value="0.66252087">
                <text:p>0.66252087</text:p>
              </table:table-cell>
              <table:table-cell office:value-type="float" office:value="-0.80301148">
                <text:p>-0.80301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1">
                <text:p>111</text:p>
              </table:table-cell>
              <table:table-cell office:value-type="float" office:value="0.65138087">
                <text:p>0.65138087</text:p>
              </table:table-cell>
              <table:table-cell office:value-type="float" office:value="-0.82227613">
                <text:p>-0.822276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2">
                <text:p>112</text:p>
              </table:table-cell>
              <table:table-cell office:value-type="float" office:value="0.639957826">
                <text:p>0.639957826</text:p>
              </table:table-cell>
              <table:table-cell office:value-type="float" office:value="-0.84069823">
                <text:p>-0.840698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3">
                <text:p>113</text:p>
              </table:table-cell>
              <table:table-cell office:value-type="float" office:value="0.628261304">
                <text:p>0.628261304</text:p>
              </table:table-cell>
              <table:table-cell office:value-type="float" office:value="-0.85825268">
                <text:p>-0.858252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4">
                <text:p>114</text:p>
              </table:table-cell>
              <table:table-cell office:value-type="float" office:value="0.6163">
                <text:p>0.6163</text:p>
              </table:table-cell>
              <table:table-cell office:value-type="float" office:value="-0.87491255">
                <text:p>-0.874912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5">
                <text:p>115</text:p>
              </table:table-cell>
              <table:table-cell office:value-type="float" office:value="0.604083478">
                <text:p>0.604083478</text:p>
              </table:table-cell>
              <table:table-cell office:value-type="float" office:value="-0.89065369">
                <text:p>-0.890653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6">
                <text:p>116</text:p>
              </table:table-cell>
              <table:table-cell office:value-type="float" office:value="0.59162087">
                <text:p>0.59162087</text:p>
              </table:table-cell>
              <table:table-cell office:value-type="float" office:value="-0.90544822">
                <text:p>-0.90544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7">
                <text:p>117</text:p>
              </table:table-cell>
              <table:table-cell office:value-type="float" office:value="0.578923043">
                <text:p>0.578923043</text:p>
              </table:table-cell>
              <table:table-cell office:value-type="float" office:value="-0.91927292">
                <text:p>-0.919272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8">
                <text:p>118</text:p>
              </table:table-cell>
              <table:table-cell office:value-type="float" office:value="0.566">
                <text:p>0.566</text:p>
              </table:table-cell>
              <table:table-cell office:value-type="float" office:value="-0.93210178">
                <text:p>-0.932101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9">
                <text:p>119</text:p>
              </table:table-cell>
              <table:table-cell office:value-type="float" office:value="0.552862609">
                <text:p>0.552862609</text:p>
              </table:table-cell>
              <table:table-cell office:value-type="float" office:value="-0.94390972">
                <text:p>-0.943909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">
                <text:p>120</text:p>
              </table:table-cell>
              <table:table-cell office:value-type="float" office:value="0.539521739">
                <text:p>0.539521739</text:p>
              </table:table-cell>
              <table:table-cell office:value-type="float" office:value="-0.95467258">
                <text:p>-0.954672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0.52598913">
                <text:p>0.52598913</text:p>
              </table:table-cell>
              <table:table-cell office:value-type="float" office:value="-0.96436437">
                <text:p>-0.96436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2">
                <text:p>122</text:p>
              </table:table-cell>
              <table:table-cell office:value-type="float" office:value="0.512276957">
                <text:p>0.512276957</text:p>
              </table:table-cell>
              <table:table-cell office:value-type="float" office:value="-0.97296091">
                <text:p>-0.972960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3">
                <text:p>123</text:p>
              </table:table-cell>
              <table:table-cell office:value-type="float" office:value="0.498397391">
                <text:p>0.498397391</text:p>
              </table:table-cell>
              <table:table-cell office:value-type="float" office:value="-0.98043807">
                <text:p>-0.980438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4">
                <text:p>124</text:p>
              </table:table-cell>
              <table:table-cell office:value-type="float" office:value="0.484362609">
                <text:p>0.484362609</text:p>
              </table:table-cell>
              <table:table-cell office:value-type="float" office:value="-0.98677168">
                <text:p>-0.986771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5">
                <text:p>125</text:p>
              </table:table-cell>
              <table:table-cell office:value-type="float" office:value="0.470186522">
                <text:p>0.470186522</text:p>
              </table:table-cell>
              <table:table-cell office:value-type="float" office:value="-0.99193666">
                <text:p>-0.991936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6">
                <text:p>126</text:p>
              </table:table-cell>
              <table:table-cell office:value-type="float" office:value="0.455882174">
                <text:p>0.455882174</text:p>
              </table:table-cell>
              <table:table-cell office:value-type="float" office:value="-0.99591166">
                <text:p>-0.995911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7">
                <text:p>127</text:p>
              </table:table-cell>
              <table:table-cell office:value-type="float" office:value="0.441463478">
                <text:p>0.441463478</text:p>
              </table:table-cell>
              <table:table-cell office:value-type="float" office:value="-0.99867066">
                <text:p>-0.99867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">
                <text:p>128</text:p>
              </table:table-cell>
              <table:table-cell office:value-type="float" office:value="0.426945217">
                <text:p>0.426945217</text:p>
              </table:table-cell>
              <table:table-cell office:value-type="float" office:value="-1.00019043">
                <text:p>-1.000190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9">
                <text:p>129</text:p>
              </table:table-cell>
              <table:table-cell office:value-type="float" office:value="0.412341739">
                <text:p>0.412341739</text:p>
              </table:table-cell>
              <table:table-cell office:value-type="float" office:value="-1.00044867">
                <text:p>-1.000448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0">
                <text:p>130</text:p>
              </table:table-cell>
              <table:table-cell office:value-type="float" office:value="0.397668696">
                <text:p>0.397668696</text:p>
              </table:table-cell>
              <table:table-cell office:value-type="float" office:value="-0.99942311">
                <text:p>-0.999423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1">
                <text:p>131</text:p>
              </table:table-cell>
              <table:table-cell office:value-type="float" office:value="0.382942174">
                <text:p>0.382942174</text:p>
              </table:table-cell>
              <table:table-cell office:value-type="float" office:value="-0.99708865">
                <text:p>-0.997088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2">
                <text:p>132</text:p>
              </table:table-cell>
              <table:table-cell office:value-type="float" office:value="0.368177391">
                <text:p>0.368177391</text:p>
              </table:table-cell>
              <table:table-cell office:value-type="float" office:value="-0.99342485">
                <text:p>-0.993424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3">
                <text:p>133</text:p>
              </table:table-cell>
              <table:table-cell office:value-type="float" office:value="0.353392174">
                <text:p>0.353392174</text:p>
              </table:table-cell>
              <table:table-cell office:value-type="float" office:value="-0.9884085">
                <text:p>-0.98840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4">
                <text:p>134</text:p>
              </table:table-cell>
              <table:table-cell office:value-type="float" office:value="0.338603478">
                <text:p>0.338603478</text:p>
              </table:table-cell>
              <table:table-cell office:value-type="float" office:value="-0.98201822">
                <text:p>-0.982018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5">
                <text:p>135</text:p>
              </table:table-cell>
              <table:table-cell office:value-type="float" office:value="0.323828696">
                <text:p>0.323828696</text:p>
              </table:table-cell>
              <table:table-cell office:value-type="float" office:value="-0.97423172">
                <text:p>-0.974231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6">
                <text:p>136</text:p>
              </table:table-cell>
              <table:table-cell office:value-type="float" office:value="0.309086522">
                <text:p>0.309086522</text:p>
              </table:table-cell>
              <table:table-cell office:value-type="float" office:value="-0.96502764">
                <text:p>-0.965027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7">
                <text:p>137</text:p>
              </table:table-cell>
              <table:table-cell office:value-type="float" office:value="0.294396087">
                <text:p>0.294396087</text:p>
              </table:table-cell>
              <table:table-cell office:value-type="float" office:value="-0.95438554">
                <text:p>-0.954385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8">
                <text:p>138</text:p>
              </table:table-cell>
              <table:table-cell office:value-type="float" office:value="0.279776087">
                <text:p>0.279776087</text:p>
              </table:table-cell>
              <table:table-cell office:value-type="float" office:value="-0.94228405">
                <text:p>-0.942284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">
                <text:p>139</text:p>
              </table:table-cell>
              <table:table-cell office:value-type="float" office:value="0.265247391">
                <text:p>0.265247391</text:p>
              </table:table-cell>
              <table:table-cell office:value-type="float" office:value="-0.92870273">
                <text:p>-0.928702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">
                <text:p>140</text:p>
              </table:table-cell>
              <table:table-cell office:value-type="float" office:value="0.25083">
                <text:p>0.25083</text:p>
              </table:table-cell>
              <table:table-cell office:value-type="float" office:value="-0.91362209">
                <text:p>-0.913622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1">
                <text:p>141</text:p>
              </table:table-cell>
              <table:table-cell office:value-type="float" office:value="0.236545652">
                <text:p>0.236545652</text:p>
              </table:table-cell>
              <table:table-cell office:value-type="float" office:value="-0.89702074">
                <text:p>-0.897020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2">
                <text:p>142</text:p>
              </table:table-cell>
              <table:table-cell office:value-type="float" office:value="0.222415652">
                <text:p>0.222415652</text:p>
              </table:table-cell>
              <table:table-cell office:value-type="float" office:value="-0.87888198">
                <text:p>-0.878881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3">
                <text:p>143</text:p>
              </table:table-cell>
              <table:table-cell office:value-type="float" office:value="0.208463043">
                <text:p>0.208463043</text:p>
              </table:table-cell>
              <table:table-cell office:value-type="float" office:value="-0.85918442">
                <text:p>-0.859184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4">
                <text:p>144</text:p>
              </table:table-cell>
              <table:table-cell office:value-type="float" office:value="0.19471087">
                <text:p>0.19471087</text:p>
              </table:table-cell>
              <table:table-cell office:value-type="float" office:value="-0.83791137">
                <text:p>-0.837911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5">
                <text:p>145</text:p>
              </table:table-cell>
              <table:table-cell office:value-type="float" office:value="0.181183043">
                <text:p>0.181183043</text:p>
              </table:table-cell>
              <table:table-cell office:value-type="float" office:value="-0.81504329">
                <text:p>-0.815043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6">
                <text:p>146</text:p>
              </table:table-cell>
              <table:table-cell office:value-type="float" office:value="0.167904348">
                <text:p>0.167904348</text:p>
              </table:table-cell>
              <table:table-cell office:value-type="float" office:value="-0.79056256">
                <text:p>-0.790562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0.154899565">
                <text:p>0.154899565</text:p>
              </table:table-cell>
              <table:table-cell office:value-type="float" office:value="-0.76445336">
                <text:p>-0.764453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8">
                <text:p>148</text:p>
              </table:table-cell>
              <table:table-cell office:value-type="float" office:value="0.142195652">
                <text:p>0.142195652</text:p>
              </table:table-cell>
              <table:table-cell office:value-type="float" office:value="-0.73669806">
                <text:p>-0.736698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">
                <text:p>149</text:p>
              </table:table-cell>
              <table:table-cell office:value-type="float" office:value="0.129818261">
                <text:p>0.129818261</text:p>
              </table:table-cell>
              <table:table-cell office:value-type="float" office:value="-0.70728086">
                <text:p>-0.707280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">
                <text:p>150</text:p>
              </table:table-cell>
              <table:table-cell office:value-type="float" office:value="0.117796087">
                <text:p>0.117796087</text:p>
              </table:table-cell>
              <table:table-cell office:value-type="float" office:value="-0.67618597">
                <text:p>-0.676185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1">
                <text:p>151</text:p>
              </table:table-cell>
              <table:table-cell office:value-type="float" office:value="0.106157391">
                <text:p>0.106157391</text:p>
              </table:table-cell>
              <table:table-cell office:value-type="float" office:value="-0.64339852">
                <text:p>-0.643398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2">
                <text:p>152</text:p>
              </table:table-cell>
              <table:table-cell office:value-type="float" office:value="0.094931739">
                <text:p>0.094931739</text:p>
              </table:table-cell>
              <table:table-cell office:value-type="float" office:value="-0.60890458">
                <text:p>-0.608904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3">
                <text:p>153</text:p>
              </table:table-cell>
              <table:table-cell office:value-type="float" office:value="0.084148696">
                <text:p>0.084148696</text:p>
              </table:table-cell>
              <table:table-cell office:value-type="float" office:value="-0.57268929">
                <text:p>-0.57268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4">
                <text:p>154</text:p>
              </table:table-cell>
              <table:table-cell office:value-type="float" office:value="0.073839565">
                <text:p>0.073839565</text:p>
              </table:table-cell>
              <table:table-cell office:value-type="float" office:value="-0.53474057">
                <text:p>-0.534740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5">
                <text:p>155</text:p>
              </table:table-cell>
              <table:table-cell office:value-type="float" office:value="0.064036957">
                <text:p>0.064036957</text:p>
              </table:table-cell>
              <table:table-cell office:value-type="float" office:value="-0.49504634">
                <text:p>-0.495046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6">
                <text:p>156</text:p>
              </table:table-cell>
              <table:table-cell office:value-type="float" office:value="0.056626087">
                <text:p>0.056626087</text:p>
              </table:table-cell>
              <table:table-cell office:value-type="float" office:value="-0.51985872">
                <text:p>-0.519858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">
                <text:p>157</text:p>
              </table:table-cell>
              <table:table-cell office:value-type="float" office:value="0.049717826">
                <text:p>0.049717826</text:p>
              </table:table-cell>
              <table:table-cell office:value-type="float" office:value="-0.54467016">
                <text:p>-0.544670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8">
                <text:p>158</text:p>
              </table:table-cell>
              <table:table-cell office:value-type="float" office:value="0.043312609">
                <text:p>0.043312609</text:p>
              </table:table-cell>
              <table:table-cell office:value-type="float" office:value="-0.56948161">
                <text:p>-0.569481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9">
                <text:p>159</text:p>
              </table:table-cell>
              <table:table-cell office:value-type="float" office:value="0.03741">
                <text:p>0.03741</text:p>
              </table:table-cell>
              <table:table-cell office:value-type="float" office:value="-0.59429305">
                <text:p>-0.594293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0">
                <text:p>160</text:p>
              </table:table-cell>
              <table:table-cell office:value-type="float" office:value="0.032010435">
                <text:p>0.032010435</text:p>
              </table:table-cell>
              <table:table-cell office:value-type="float" office:value="-0.61910543">
                <text:p>-0.619105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1">
                <text:p>161</text:p>
              </table:table-cell>
              <table:table-cell office:value-type="float" office:value="0.027113043">
                <text:p>0.027113043</text:p>
              </table:table-cell>
              <table:table-cell office:value-type="float" office:value="-0.64391687">
                <text:p>-0.643916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2">
                <text:p>162</text:p>
              </table:table-cell>
              <table:table-cell office:value-type="float" office:value="0.022718696">
                <text:p>0.022718696</text:p>
              </table:table-cell>
              <table:table-cell office:value-type="float" office:value="-0.66872832">
                <text:p>-0.668728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3">
                <text:p>163</text:p>
              </table:table-cell>
              <table:table-cell office:value-type="float" office:value="0.018827391">
                <text:p>0.018827391</text:p>
              </table:table-cell>
              <table:table-cell office:value-type="float" office:value="-0.69353976">
                <text:p>-0.69353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">
                <text:p>164</text:p>
              </table:table-cell>
              <table:table-cell office:value-type="float" office:value="0.015438261">
                <text:p>0.015438261</text:p>
              </table:table-cell>
              <table:table-cell office:value-type="float" office:value="-0.71835214">
                <text:p>-0.718352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">
                <text:p>165</text:p>
              </table:table-cell>
              <table:table-cell office:value-type="float" office:value="0.012552174">
                <text:p>0.012552174</text:p>
              </table:table-cell>
              <table:table-cell office:value-type="float" office:value="-0.74316358">
                <text:p>-0.743163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6">
                <text:p>166</text:p>
              </table:table-cell>
              <table:table-cell office:value-type="float" office:value="0.01016913">
                <text:p>0.01016913</text:p>
              </table:table-cell>
              <table:table-cell office:value-type="float" office:value="-0.74316358">
                <text:p>-0.743163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7">
                <text:p>167</text:p>
              </table:table-cell>
              <table:table-cell office:value-type="float" office:value="0.008288261">
                <text:p>0.008288261</text:p>
              </table:table-cell>
              <table:table-cell office:value-type="float" office:value="-0.74316358">
                <text:p>-0.743163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8">
                <text:p>168</text:p>
              </table:table-cell>
              <table:table-cell office:value-type="float" office:value="0.006910435">
                <text:p>0.006910435</text:p>
              </table:table-cell>
              <table:table-cell office:value-type="float" office:value="-0.6632735">
                <text:p>-0.66327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9">
                <text:p>169</text:p>
              </table:table-cell>
              <table:table-cell office:value-type="float" office:value="0.006035652">
                <text:p>0.006035652</text:p>
              </table:table-cell>
              <table:table-cell office:value-type="float" office:value="-0.56852014">
                <text:p>-0.568520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0">
                <text:p>170</text:p>
              </table:table-cell>
              <table:table-cell office:value-type="float" office:value="0.005663043">
                <text:p>0.005663043</text:p>
              </table:table-cell>
              <table:table-cell office:value-type="float" office:value="-0.47376678">
                <text:p>-0.473766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">
                <text:p>171</text:p>
              </table:table-cell>
              <table:table-cell office:value-type="float" office:value="0.005793478">
                <text:p>0.005793478</text:p>
              </table:table-cell>
              <table:table-cell office:value-type="float" office:value="-0.37901343">
                <text:p>-0.37901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2">
                <text:p>172</text:p>
              </table:table-cell>
              <table:table-cell office:value-type="float" office:value="0.005923913">
                <text:p>0.005923913</text:p>
              </table:table-cell>
              <table:table-cell office:value-type="float" office:value="-0.28426007">
                <text:p>-0.284260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3">
                <text:p>173</text:p>
              </table:table-cell>
              <table:table-cell office:value-type="float" office:value="0.006054348">
                <text:p>0.006054348</text:p>
              </table:table-cell>
              <table:table-cell office:value-type="float" office:value="-0.18950671">
                <text:p>-0.189506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4">
                <text:p>174</text:p>
              </table:table-cell>
              <table:table-cell office:value-type="float" office:value="0.006184783">
                <text:p>0.006184783</text:p>
              </table:table-cell>
              <table:table-cell office:value-type="float" office:value="-0.09475336">
                <text:p>-0.09475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5">
                <text:p>175</text:p>
              </table:table-cell>
              <table:table-cell office:value-type="float" office:value="0.006315217">
                <text:p>0.006315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">
                <text:p>176</text:p>
              </table:table-cell>
              <table:table-cell office:value-type="float" office:value="0.006445652">
                <text:p>0.006445652</text:p>
              </table:table-cell>
              <table:table-cell office:value-type="float" office:value="0.043561158">
                <text:p>0.0435611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7">
                <text:p>177</text:p>
              </table:table-cell>
              <table:table-cell office:value-type="float" office:value="0.006576087">
                <text:p>0.006576087</text:p>
              </table:table-cell>
              <table:table-cell office:value-type="float" office:value="0.087122316">
                <text:p>0.0871223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8">
                <text:p>178</text:p>
              </table:table-cell>
              <table:table-cell office:value-type="float" office:value="0.006706522">
                <text:p>0.006706522</text:p>
              </table:table-cell>
              <table:table-cell office:value-type="float" office:value="0.130683474">
                <text:p>0.1306834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9">
                <text:p>179</text:p>
              </table:table-cell>
              <table:table-cell office:value-type="float" office:value="0.006836957">
                <text:p>0.006836957</text:p>
              </table:table-cell>
              <table:table-cell office:value-type="float" office:value="0.174244631">
                <text:p>0.1742446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0">
                <text:p>180</text:p>
              </table:table-cell>
              <table:table-cell office:value-type="float" office:value="0.006967391">
                <text:p>0.006967391</text:p>
              </table:table-cell>
              <table:table-cell office:value-type="float" office:value="0.217805789">
                <text:p>0.217805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